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ardo1" svg:font-family="Cardo"/>
    <style:font-face style:name="Lucida Sans1" svg:font-family="'Lucida Sans'" style:font-family-generic="swiss"/>
    <style:font-face style:name="Cardo" svg:font-family="Cardo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9" style:family="table">
      <style:table-properties style:width="25.7cm" table:align="margins"/>
    </style:style>
    <style:style style:name="Tabelle9.A" style:family="table-column">
      <style:table-column-properties style:column-width="6.655cm" style:rel-column-width="16970*"/>
    </style:style>
    <style:style style:name="Tabelle9.B" style:family="table-column">
      <style:table-column-properties style:column-width="13.351cm" style:rel-column-width="34044*"/>
    </style:style>
    <style:style style:name="Tabelle9.C" style:family="table-column">
      <style:table-column-properties style:column-width="5.694cm" style:rel-column-width="14521*"/>
    </style:style>
    <style:style style:name="Tabelle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9.C1" style:family="table-cell">
      <style:table-cell-properties fo:padding="0.097cm" fo:border="0.002cm solid #000000"/>
    </style:style>
    <style:style style:name="Tabelle9.A2" style:family="table-cell">
      <style:table-cell-properties fo:background-color="#cccc99" fo:padding="0.097cm" fo:border-left="0.002cm solid #000000" fo:border-right="none" fo:border-top="none" fo:border-bottom="0.002cm solid #000000">
        <style:background-image/>
      </style:table-cell-properties>
    </style:style>
    <style:style style:name="Tabelle9.C2" style:family="table-cell">
      <style:table-cell-properties fo:background-color="#cccc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e9.A3" style:family="table-cell">
      <style:table-cell-properties fo:background-color="#99cccc" fo:padding="0.097cm" fo:border-left="0.002cm solid #000000" fo:border-right="none" fo:border-top="none" fo:border-bottom="0.002cm solid #000000">
        <style:background-image/>
      </style:table-cell-properties>
    </style:style>
    <style:style style:name="Tabelle9.C3" style:family="table-cell">
      <style:table-cell-properties fo:background-color="#99cccc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e9.A4" style:family="table-cell">
      <style:table-cell-properties fo:padding="0.097cm" fo:border-left="0.002cm solid #000000" fo:border-right="none" fo:border-top="none" fo:border-bottom="0.002cm solid #000000"/>
    </style:style>
    <style:style style:name="Tabelle9.C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11" style:family="table">
      <style:table-properties style:width="25.707cm" fo:margin-left="0cm" fo:margin-right="-0.007cm" table:align="margins"/>
    </style:style>
    <style:style style:name="Tabelle11.A" style:family="table-column">
      <style:table-column-properties style:column-width="2.337cm" style:rel-column-width="5958*"/>
    </style:style>
    <style:style style:name="Tabelle11.B" style:family="table-column">
      <style:table-column-properties style:column-width="3.836cm" style:rel-column-width="9780*"/>
    </style:style>
    <style:style style:name="Tabelle11.C" style:family="table-column">
      <style:table-column-properties style:column-width="2.69cm" style:rel-column-width="6857*"/>
    </style:style>
    <style:style style:name="Tabelle11.D" style:family="table-column">
      <style:table-column-properties style:column-width="6.041cm" style:rel-column-width="15401*"/>
    </style:style>
    <style:style style:name="Tabelle11.E" style:family="table-column">
      <style:table-column-properties style:column-width="4.124cm" style:rel-column-width="10513*"/>
    </style:style>
    <style:style style:name="Tabelle11.F" style:family="table-column">
      <style:table-column-properties style:column-width="6.678cm" style:rel-column-width="17026*"/>
    </style:style>
    <style:style style:name="Tabelle11.1" style:family="table-row">
      <style:table-row-properties style:min-row-height="0.769cm"/>
    </style:style>
    <style:style style:name="Tabelle11.A1" style:family="table-cell">
      <style:table-cell-properties fo:background-color="#cc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e11.C1" style:family="table-cell">
      <style:table-cell-properties fo:background-color="#cccc99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e11.D1" style:family="table-cell">
      <style:table-cell-properties fo:background-color="#99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e11.E1" style:family="table-cell">
      <style:table-cell-properties fo:padding="0.097cm" fo:border="0.002cm solid #000000"/>
    </style:style>
    <style:style style:name="Tabelle11.B2" style:family="table-cell">
      <style:table-cell-properties fo:background-color="#ccccff" fo:padding="0.097cm" fo:border-left="none" fo:border-right="0.002cm solid #000000" fo:border-top="0.002cm solid #000000" fo:border-bottom="0.002cm solid #000000">
        <style:background-image/>
      </style:table-cell-properties>
    </style:style>
    <style:style style:name="Tabelle11.C2" style:family="table-cell">
      <style:table-cell-properties fo:background-color="#cccc99" fo:padding="0.097cm" fo:border-left="0.002cm solid #000000" fo:border-right="none" fo:border-top="none" fo:border-bottom="0.002cm solid #000000">
        <style:background-image/>
      </style:table-cell-properties>
    </style:style>
    <style:style style:name="Tabelle11.D2" style:family="table-cell">
      <style:table-cell-properties fo:background-color="#99cccc" fo:padding="0.097cm" fo:border-left="0.002cm solid #000000" fo:border-right="none" fo:border-top="none" fo:border-bottom="0.002cm solid #000000">
        <style:background-image/>
      </style:table-cell-properties>
    </style:style>
    <style:style style:name="Tabelle11.E2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1.F2" style:family="table-cell">
      <style:table-cell-properties fo:padding="0.097cm" fo:border-left="none" fo:border-right="0.002cm solid #000000" fo:border-top="0.002cm solid #000000" fo:border-bottom="0.002cm solid #000000"/>
    </style:style>
    <style:style style:name="Tabelle11.A3" style:family="table-cell">
      <style:table-cell-properties fo:background-color="#ccccff" fo:padding="0.097cm" fo:border-left="0.002cm solid #000000" fo:border-right="none" fo:border-top="none" fo:border-bottom="0.002cm solid #000000">
        <style:background-image/>
      </style:table-cell-properties>
    </style:style>
    <style:style style:name="Tabelle11.B3" style:family="table-cell">
      <style:table-cell-properties fo:background-color="#ccccff" fo:padding="0.097cm" fo:border-left="none" fo:border-right="0.002cm solid #000000" fo:border-top="none" fo:border-bottom="0.002cm solid #000000">
        <style:background-image/>
      </style:table-cell-properties>
    </style:style>
    <style:style style:name="Tabelle11.E3" style:family="table-cell">
      <style:table-cell-properties fo:padding="0.097cm" fo:border-left="0.002cm solid #000000" fo:border-right="none" fo:border-top="none" fo:border-bottom="0.002cm solid #000000"/>
    </style:style>
    <style:style style:name="Tabelle11.F3" style:family="table-cell">
      <style:table-cell-properties fo:padding="0.097cm" fo:border-left="none" fo:border-right="0.002cm solid #000000" fo:border-top="none" fo:border-bottom="0.002cm solid #000000"/>
    </style:style>
    <style:style style:name="Tabelle10" style:family="table">
      <style:table-properties style:width="25.7cm" table:align="margins"/>
    </style:style>
    <style:style style:name="Tabelle10.A" style:family="table-column">
      <style:table-column-properties style:column-width="2.856cm" style:rel-column-width="7281*"/>
    </style:style>
    <style:style style:name="Tabelle10.E" style:family="table-column">
      <style:table-column-properties style:column-width="2.856cm" style:rel-column-width="7280*"/>
    </style:style>
    <style:style style:name="Tabelle10.I" style:family="table-column">
      <style:table-column-properties style:column-width="2.858cm" style:rel-column-width="7288*"/>
    </style:style>
    <style:style style:name="Tabelle10.A1" style:family="table-cell">
      <style:table-cell-properties fo:padding="0.097cm" fo:border-left="0.002cm solid #000000" fo:border-right="none" fo:border-top="0.002cm solid #000000" fo:border-bottom="none"/>
    </style:style>
    <style:style style:name="Tabelle10.B1" style:family="table-cell">
      <style:table-cell-properties fo:padding="0.097cm" fo:border="0.002cm solid #000000"/>
    </style:style>
    <style:style style:name="Tabelle10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0.E2" style:family="table-cell">
      <style:table-cell-properties fo:padding="0.097cm" fo:border-left="0.002cm solid #000000" fo:border-right="none" fo:border-top="none" fo:border-bottom="0.002cm solid #000000"/>
    </style:style>
    <style:style style:name="Tabelle10.I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10.C5" style:family="table-cell">
      <style:table-cell-properties fo:background-color="#000000" fo:padding="0.097cm" fo:border-left="0.002cm solid #000000" fo:border-right="none" fo:border-top="none" fo:border-bottom="0.002cm solid #000000">
        <style:background-image/>
      </style:table-cell-properties>
    </style:style>
    <style:style style:name="Tabelle10.D5" style:family="table-cell">
      <style:table-cell-properties fo:background-color="#cccc99" fo:padding="0.097cm" fo:border-left="0.002cm solid #000000" fo:border-right="none" fo:border-top="none" fo:border-bottom="0.002cm solid #000000">
        <style:background-image/>
      </style:table-cell-properties>
    </style:style>
    <style:style style:name="Tabelle10.E5" style:family="table-cell">
      <style:table-cell-properties fo:background-color="#ccccff" fo:padding="0.097cm" fo:border-left="0.002cm solid #000000" fo:border-right="none" fo:border-top="none" fo:border-bottom="0.002cm solid #000000">
        <style:background-image/>
      </style:table-cell-properties>
    </style:style>
    <style:style style:name="Tabelle10.I5" style:family="table-cell">
      <style:table-cell-properties fo:background-color="#0000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e10.I6" style:family="table-cell">
      <style:table-cell-properties fo:background-color="#cccc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e10.A7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elle10.C8" style:family="table-cell">
      <style:table-cell-properties fo:background-color="#99cccc" fo:padding="0.097cm" fo:border-left="0.002cm solid #000000" fo:border-right="none" fo:border-top="none" fo:border-bottom="0.002cm solid #000000">
        <style:background-image/>
      </style:table-cell-properties>
    </style:style>
    <style:style style:name="Tabelle10.I8" style:family="table-cell">
      <style:table-cell-properties fo:background-color="#99cccc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e12" style:family="table">
      <style:table-properties style:width="25.709cm" fo:margin-left="0cm" fo:margin-right="-0.009cm" table:align="margins"/>
    </style:style>
    <style:style style:name="Tabelle12.A" style:family="table-column">
      <style:table-column-properties style:column-width="8.225cm" style:rel-column-width="20966*"/>
    </style:style>
    <style:style style:name="Tabelle12.B" style:family="table-column">
      <style:table-column-properties style:column-width="8.334cm" style:rel-column-width="21245*"/>
    </style:style>
    <style:style style:name="Tabelle12.C" style:family="table-column">
      <style:table-column-properties style:column-width="2.813cm" style:rel-column-width="7171*"/>
    </style:style>
    <style:style style:name="Tabelle12.D" style:family="table-column">
      <style:table-column-properties style:column-width="6.336cm" style:rel-column-width="16153*"/>
    </style:style>
    <style:style style:name="Tabelle1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2.D1" style:family="table-cell">
      <style:table-cell-properties fo:padding="0.097cm" fo:border="0.002cm solid #000000"/>
    </style:style>
    <style:style style:name="Tabelle12.A2" style:family="table-cell">
      <style:table-cell-properties fo:background-color="#66ccff" fo:padding="0.097cm" fo:border-left="0.002cm solid #000000" fo:border-right="none" fo:border-top="none" fo:border-bottom="0.002cm solid #000000">
        <style:background-image/>
      </style:table-cell-properties>
    </style:style>
    <style:style style:name="Tabelle12.B2" style:family="table-cell">
      <style:table-cell-properties fo:background-color="#000000" fo:padding="0.097cm" fo:border-left="0.002cm solid #000000" fo:border-right="none" fo:border-top="none" fo:border-bottom="0.002cm solid #000000">
        <style:background-image/>
      </style:table-cell-properties>
    </style:style>
    <style:style style:name="Tabelle12.D2" style:family="table-cell">
      <style:table-cell-properties fo:background-color="#66cc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e12.A3" style:family="table-cell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Tabelle12.D3" style:family="table-cell">
      <style:table-cell-properties fo:background-color="#ffcc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e12.A4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elle12.D4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e12.A5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elle12.D5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e12.A7" style:family="table-cell">
      <style:table-cell-properties fo:background-color="#ffccff" fo:padding="0.097cm" fo:border-left="0.002cm solid #000000" fo:border-right="none" fo:border-top="none" fo:border-bottom="0.002cm solid #000000">
        <style:background-image/>
      </style:table-cell-properties>
    </style:style>
    <style:style style:name="Tabelle12.D7" style:family="table-cell">
      <style:table-cell-properties fo:background-color="#ffcc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e12.A8" style:family="table-cell">
      <style:table-cell-properties fo:background-color="#ccffcc" fo:padding="0.097cm" fo:border-left="0.002cm solid #000000" fo:border-right="none" fo:border-top="none" fo:border-bottom="0.002cm solid #000000">
        <style:background-image/>
      </style:table-cell-properties>
    </style:style>
    <style:style style:name="Tabelle12.D8" style:family="table-cell">
      <style:table-cell-properties fo:background-color="#ccffcc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e12.A9" style:family="table-cell">
      <style:table-cell-properties fo:padding="0.097cm" fo:border-left="0.002cm solid #000000" fo:border-right="none" fo:border-top="none" fo:border-bottom="0.002cm solid #000000"/>
    </style:style>
    <style:style style:name="Tabelle12.D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14" style:family="table">
      <style:table-properties style:width="25.726cm" fo:margin-left="0cm" fo:margin-right="-0.026cm" table:align="margins"/>
    </style:style>
    <style:style style:name="Tabelle14.A" style:family="table-column">
      <style:table-column-properties style:column-width="1.235cm" style:rel-column-width="3145*"/>
    </style:style>
    <style:style style:name="Tabelle14.B" style:family="table-column">
      <style:table-column-properties style:column-width="2.205cm" style:rel-column-width="5616*"/>
    </style:style>
    <style:style style:name="Tabelle14.C" style:family="table-column">
      <style:table-column-properties style:column-width="1.282cm" style:rel-column-width="3266*"/>
    </style:style>
    <style:style style:name="Tabelle14.D" style:family="table-column">
      <style:table-column-properties style:column-width="1.466cm" style:rel-column-width="3733*"/>
    </style:style>
    <style:style style:name="Tabelle14.E" style:family="table-column">
      <style:table-column-properties style:column-width="2.39cm" style:rel-column-width="6088*"/>
    </style:style>
    <style:style style:name="Tabelle14.F" style:family="table-column">
      <style:table-column-properties style:column-width="1.367cm" style:rel-column-width="3482*"/>
    </style:style>
    <style:style style:name="Tabelle14.G" style:family="table-column">
      <style:table-column-properties style:column-width="1.344cm" style:rel-column-width="3423*"/>
    </style:style>
    <style:style style:name="Tabelle14.H" style:family="table-column">
      <style:table-column-properties style:column-width="2.249cm" style:rel-column-width="5728*"/>
    </style:style>
    <style:style style:name="Tabelle14.I" style:family="table-column">
      <style:table-column-properties style:column-width="1.808cm" style:rel-column-width="4605*"/>
    </style:style>
    <style:style style:name="Tabelle14.J" style:family="table-column">
      <style:table-column-properties style:column-width="2.381cm" style:rel-column-width="6065*"/>
    </style:style>
    <style:style style:name="Tabelle14.K" style:family="table-column">
      <style:table-column-properties style:column-width="1.896cm" style:rel-column-width="4830*"/>
    </style:style>
    <style:style style:name="Tabelle14.L" style:family="table-column">
      <style:table-column-properties style:column-width="2.933cm" style:rel-column-width="7472*"/>
    </style:style>
    <style:style style:name="Tabelle14.M" style:family="table-column">
      <style:table-column-properties style:column-width="3.173cm" style:rel-column-width="8082*"/>
    </style:style>
    <style:style style:name="Tabelle14.A1" style:family="table-cell">
      <style:table-cell-properties fo:background-color="#66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e14.D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e14.G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4.I1" style:family="table-cell">
      <style:table-cell-properties fo:background-color="#ff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e14.L1" style:family="table-cell">
      <style:table-cell-properties fo:padding="0.097cm" fo:border="0.002cm solid #000000"/>
    </style:style>
    <style:style style:name="Tabelle14.2" style:family="table-row">
      <style:table-row-properties style:min-row-height="0.598cm"/>
    </style:style>
    <style:style style:name="Tabelle14.B2" style:family="table-cell">
      <style:table-cell-properties fo:background-color="#66ccff" fo:padding="0.097cm" fo:border-left="none" fo:border-right="none" fo:border-top="0.002cm solid #000000" fo:border-bottom="0.002cm solid #000000">
        <style:background-image/>
      </style:table-cell-properties>
    </style:style>
    <style:style style:name="Tabelle14.C2" style:family="table-cell">
      <style:table-cell-properties fo:background-color="#66ccff" fo:padding="0.097cm" fo:border-left="none" fo:border-right="0.002cm solid #000000" fo:border-top="0.002cm solid #000000" fo:border-bottom="0.002cm solid #000000">
        <style:background-image/>
      </style:table-cell-properties>
    </style:style>
    <style:style style:name="Tabelle14.E2" style:family="table-cell">
      <style:table-cell-properties fo:background-color="transparent" fo:padding="0.097cm" fo:border-left="none" fo:border-right="none" fo:border-top="0.002cm solid #000000" fo:border-bottom="0.002cm solid #000000">
        <style:background-image/>
      </style:table-cell-properties>
    </style:style>
    <style:style style:name="Tabelle14.F2" style:family="table-cell">
      <style:table-cell-properties fo:background-color="transparent" fo:padding="0.097cm" fo:border-left="none" fo:border-right="0.002cm solid #000000" fo:border-top="0.002cm solid #000000" fo:border-bottom="0.002cm solid #000000">
        <style:background-image/>
      </style:table-cell-properties>
    </style:style>
    <style:style style:name="Tabelle14.H2" style:family="table-cell">
      <style:table-cell-properties fo:padding="0.097cm" fo:border-left="none" fo:border-right="0.002cm solid #000000" fo:border-top="0.002cm solid #000000" fo:border-bottom="0.002cm solid #000000"/>
    </style:style>
    <style:style style:name="Tabelle14.J2" style:family="table-cell">
      <style:table-cell-properties fo:background-color="#ffccff" fo:padding="0.097cm" fo:border-left="none" fo:border-right="none" fo:border-top="0.002cm solid #000000" fo:border-bottom="0.002cm solid #000000">
        <style:background-image/>
      </style:table-cell-properties>
    </style:style>
    <style:style style:name="Tabelle14.K2" style:family="table-cell">
      <style:table-cell-properties fo:background-color="#ffccff" fo:padding="0.097cm" fo:border-left="none" fo:border-right="0.002cm solid #000000" fo:border-top="0.002cm solid #000000" fo:border-bottom="0.002cm solid #000000">
        <style:background-image/>
      </style:table-cell-properties>
    </style:style>
    <style:style style:name="Tabelle14.A3" style:family="table-cell">
      <style:table-cell-properties fo:background-color="#66ccff" fo:padding="0.097cm" fo:border-left="0.002cm solid #000000" fo:border-right="none" fo:border-top="none" fo:border-bottom="0.002cm solid #000000">
        <style:background-image/>
      </style:table-cell-properties>
    </style:style>
    <style:style style:name="Tabelle14.B3" style:family="table-cell">
      <style:table-cell-properties fo:background-color="#66ccff" fo:padding="0.097cm" fo:border-left="none" fo:border-right="none" fo:border-top="none" fo:border-bottom="0.002cm solid #000000">
        <style:background-image/>
      </style:table-cell-properties>
    </style:style>
    <style:style style:name="Tabelle14.C3" style:family="table-cell">
      <style:table-cell-properties fo:background-color="#66ccff" fo:padding="0.097cm" fo:border-left="none" fo:border-right="0.002cm solid #000000" fo:border-top="none" fo:border-bottom="0.002cm solid #000000">
        <style:background-image/>
      </style:table-cell-properties>
    </style:style>
    <style:style style:name="Tabelle14.D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elle14.E3" style:family="table-cell">
      <style:table-cell-properties fo:background-color="transparent" fo:padding="0.097cm" fo:border-left="none" fo:border-right="none" fo:border-top="none" fo:border-bottom="0.002cm solid #000000">
        <style:background-image/>
      </style:table-cell-properties>
    </style:style>
    <style:style style:name="Tabelle14.F3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elle14.G3" style:family="table-cell">
      <style:table-cell-properties fo:padding="0.097cm" fo:border-left="0.002cm solid #000000" fo:border-right="none" fo:border-top="none" fo:border-bottom="0.002cm solid #000000"/>
    </style:style>
    <style:style style:name="Tabelle14.H3" style:family="table-cell">
      <style:table-cell-properties fo:padding="0.097cm" fo:border-left="none" fo:border-right="0.002cm solid #000000" fo:border-top="none" fo:border-bottom="0.002cm solid #000000"/>
    </style:style>
    <style:style style:name="Tabelle14.I3" style:family="table-cell">
      <style:table-cell-properties fo:background-color="#ffccff" fo:padding="0.097cm" fo:border-left="0.002cm solid #000000" fo:border-right="none" fo:border-top="none" fo:border-bottom="0.002cm solid #000000">
        <style:background-image/>
      </style:table-cell-properties>
    </style:style>
    <style:style style:name="Tabelle14.J3" style:family="table-cell">
      <style:table-cell-properties fo:background-color="#ffccff" fo:padding="0.097cm" fo:border-left="none" fo:border-right="none" fo:border-top="none" fo:border-bottom="0.002cm solid #000000">
        <style:background-image/>
      </style:table-cell-properties>
    </style:style>
    <style:style style:name="Tabelle14.K3" style:family="table-cell">
      <style:table-cell-properties fo:background-color="#ffccff" fo:padding="0.097cm" fo:border-left="none" fo:border-right="0.002cm solid #000000" fo:border-top="none" fo:border-bottom="0.002cm solid #000000">
        <style:background-image/>
      </style:table-cell-properties>
    </style:style>
    <style:style style:name="Tabelle7" style:family="table">
      <style:table-properties style:width="25.7cm" table:align="margins"/>
    </style:style>
    <style:style style:name="Tabelle7.A" style:family="table-column">
      <style:table-column-properties style:column-width="2.856cm" style:rel-column-width="7281*"/>
    </style:style>
    <style:style style:name="Tabelle7.E" style:family="table-column">
      <style:table-column-properties style:column-width="2.856cm" style:rel-column-width="7280*"/>
    </style:style>
    <style:style style:name="Tabelle7.I" style:family="table-column">
      <style:table-column-properties style:column-width="2.858cm" style:rel-column-width="7288*"/>
    </style:style>
    <style:style style:name="Tabelle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7.G1" style:family="table-cell">
      <style:table-cell-properties fo:padding="0.097cm" fo:border="0.002cm solid #000000"/>
    </style:style>
    <style:style style:name="Tabelle7.B2" style:family="table-cell">
      <style:table-cell-properties fo:padding="0.097cm" fo:border-left="0.002cm solid #000000" fo:border-right="none" fo:border-top="none" fo:border-bottom="0.002cm solid #000000"/>
    </style:style>
    <style:style style:name="Tabelle7.I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7.C5" style:family="table-cell">
      <style:table-cell-properties fo:background-color="#000000" fo:padding="0.097cm" fo:border-left="0.002cm solid #000000" fo:border-right="none" fo:border-top="none" fo:border-bottom="0.002cm solid #000000">
        <style:background-image/>
      </style:table-cell-properties>
    </style:style>
    <style:style style:name="Tabelle7.E5" style:family="table-cell">
      <style:table-cell-properties fo:background-color="#83caff" fo:padding="0.097cm" fo:border-left="0.002cm solid #000000" fo:border-right="none" fo:border-top="none" fo:border-bottom="0.002cm solid #000000">
        <style:background-image/>
      </style:table-cell-properties>
    </style:style>
    <style:style style:name="Tabelle7.H5" style:family="table-cell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Tabelle7.I5" style:family="table-cell">
      <style:table-cell-properties fo:background-color="#0000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e7.D6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elle7.I6" style:family="table-cell">
      <style:table-cell-properties fo:background-color="#83ca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e7.A7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elle7.C8" style:family="table-cell">
      <style:table-cell-properties fo:background-color="#ffccff" fo:padding="0.097cm" fo:border-left="0.002cm solid #000000" fo:border-right="none" fo:border-top="none" fo:border-bottom="0.002cm solid #000000">
        <style:background-image/>
      </style:table-cell-properties>
    </style:style>
    <style:style style:name="Tabelle7.I8" style:family="table-cell">
      <style:table-cell-properties fo:background-color="#ffcc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e7.C9" style:family="table-cell">
      <style:table-cell-properties fo:background-color="#ccffcc" fo:padding="0.097cm" fo:border-left="0.002cm solid #000000" fo:border-right="none" fo:border-top="none" fo:border-bottom="0.002cm solid #000000">
        <style:background-image/>
      </style:table-cell-properties>
    </style:style>
    <style:style style:name="Tabelle7.I9" style:family="table-cell">
      <style:table-cell-properties fo:background-color="#ccffcc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e1" style:family="table">
      <style:table-properties style:width="25.709cm" fo:margin-left="0cm" fo:margin-right="-0.009cm" table:align="margins"/>
    </style:style>
    <style:style style:name="Tabelle1.A" style:family="table-column">
      <style:table-column-properties style:column-width="7.893cm" style:rel-column-width="20121*"/>
    </style:style>
    <style:style style:name="Tabelle1.B" style:family="table-column">
      <style:table-column-properties style:column-width="9.857cm" style:rel-column-width="25125*"/>
    </style:style>
    <style:style style:name="Tabelle1.C" style:family="table-column">
      <style:table-column-properties style:column-width="7.959cm" style:rel-column-width="20289*"/>
    </style:style>
    <style:style style:name="Tabelle1.A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e1.C1" style:family="table-cell">
      <style:table-cell-properties fo:background-color="transparent" fo:padding="0.097cm" fo:border="0.002cm solid #000000">
        <style:background-image/>
      </style:table-cell-properties>
    </style:style>
    <style:style style:name="Tabelle1.A2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elle1.C2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e1.A3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elle1.C3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e1.A5" style:family="table-cell">
      <style:table-cell-properties fo:padding="0.097cm" fo:border-left="0.002cm solid #000000" fo:border-right="none" fo:border-top="none" fo:border-bottom="0.002cm solid #000000"/>
    </style:style>
    <style:style style:name="Tabelle1.C5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3" style:family="table">
      <style:table-properties style:width="25.688cm" fo:margin-left="0cm" fo:margin-right="0.012cm" table:align="margins"/>
    </style:style>
    <style:style style:name="Tabelle3.A" style:family="table-column">
      <style:table-column-properties style:column-width="8.754cm" style:rel-column-width="22334*"/>
    </style:style>
    <style:style style:name="Tabelle3.B" style:family="table-column">
      <style:table-column-properties style:column-width="8.599cm" style:rel-column-width="21938*"/>
    </style:style>
    <style:style style:name="Tabelle3.C" style:family="table-column">
      <style:table-column-properties style:column-width="8.334cm" style:rel-column-width="21263*"/>
    </style:style>
    <style:style style:name="Tabelle3.A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e3.C1" style:family="table-cell">
      <style:table-cell-properties fo:background-color="transparent" fo:padding="0.097cm" fo:border="0.002cm solid #000000">
        <style:background-image/>
      </style:table-cell-properties>
    </style:style>
    <style:style style:name="Tabelle3.A2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elle3.C2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e3.A4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elle3.C4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e3.A7" style:family="table-cell">
      <style:table-cell-properties fo:background-color="#000000" fo:padding="0.097cm" fo:border-left="0.002cm solid #000000" fo:border-right="none" fo:border-top="none" fo:border-bottom="0.002cm solid #000000">
        <style:background-image/>
      </style:table-cell-properties>
    </style:style>
    <style:style style:name="Tabelle3.C7" style:family="table-cell">
      <style:table-cell-properties fo:background-color="#0000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e2" style:family="table">
      <style:table-properties style:width="25.776cm" fo:margin-left="0cm" fo:margin-right="-0.076cm" table:align="margins"/>
    </style:style>
    <style:style style:name="Tabelle2.A" style:family="table-column">
      <style:table-column-properties style:column-width="1.85cm" style:rel-column-width="4704*"/>
    </style:style>
    <style:style style:name="Tabelle2.B" style:family="table-column">
      <style:table-column-properties style:column-width="2.101cm" style:rel-column-width="5341*"/>
    </style:style>
    <style:style style:name="Tabelle2.C" style:family="table-column">
      <style:table-column-properties style:column-width="2.111cm" style:rel-column-width="5368*"/>
    </style:style>
    <style:style style:name="Tabelle2.D" style:family="table-column">
      <style:table-column-properties style:column-width="1.843cm" style:rel-column-width="4686*"/>
    </style:style>
    <style:style style:name="Tabelle2.E" style:family="table-column">
      <style:table-column-properties style:column-width="2.103cm" style:rel-column-width="5345*"/>
    </style:style>
    <style:style style:name="Tabelle2.G" style:family="table-column">
      <style:table-column-properties style:column-width="2.097cm" style:rel-column-width="5332*"/>
    </style:style>
    <style:style style:name="Tabelle2.H" style:family="table-column">
      <style:table-column-properties style:column-width="1.857cm" style:rel-column-width="4722*"/>
    </style:style>
    <style:style style:name="Tabelle2.I" style:family="table-column">
      <style:table-column-properties style:column-width="2.155cm" style:rel-column-width="5480*"/>
    </style:style>
    <style:style style:name="Tabelle2.J" style:family="table-column">
      <style:table-column-properties style:column-width="1.796cm" style:rel-column-width="4565*"/>
    </style:style>
    <style:style style:name="Tabelle2.K" style:family="table-column">
      <style:table-column-properties style:column-width="2.108cm" style:rel-column-width="5359*"/>
    </style:style>
    <style:style style:name="Tabelle2.L" style:family="table-column">
      <style:table-column-properties style:column-width="1.808cm" style:rel-column-width="4596*"/>
    </style:style>
    <style:style style:name="Tabelle2.M" style:family="table-column">
      <style:table-column-properties style:column-width="2.097cm" style:rel-column-width="5333*"/>
    </style:style>
    <style:style style:name="Tabel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2.B1" style:family="table-cell">
      <style:table-cell-properties fo:padding="0.097cm" fo:border="0.002cm solid #000000"/>
    </style:style>
    <style:style style:name="Tabelle2.B2" style:family="table-cell">
      <style:table-cell-properties fo:padding="0.097cm" fo:border-left="0.002cm solid #000000" fo:border-right="none" fo:border-top="none" fo:border-bottom="0.002cm solid #000000"/>
    </style:style>
    <style:style style:name="Tabelle2.J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2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elle4" style:family="table">
      <style:table-properties style:width="25.7cm" table:align="margins"/>
    </style:style>
    <style:style style:name="Tabelle4.A" style:family="table-column">
      <style:table-column-properties style:column-width="8.567cm" style:rel-column-width="21845*"/>
    </style:style>
    <style:style style:name="Tabelle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4.C1" style:family="table-cell">
      <style:table-cell-properties fo:padding="0.097cm" fo:border="0.002cm solid #000000"/>
    </style:style>
    <style:style style:name="Tabelle4.A2" style:family="table-cell">
      <style:table-cell-properties fo:padding="0.097cm" fo:border-left="0.002cm solid #000000" fo:border-right="none" fo:border-top="none" fo:border-bottom="0.002cm solid #000000"/>
    </style:style>
    <style:style style:name="Tabelle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6" style:family="table">
      <style:table-properties style:width="25.7cm" table:align="margins"/>
    </style:style>
    <style:style style:name="Tabelle6.A" style:family="table-column">
      <style:table-column-properties style:column-width="8.567cm" style:rel-column-width="21845*"/>
    </style:style>
    <style:style style:name="Tabelle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6.C1" style:family="table-cell">
      <style:table-cell-properties fo:padding="0.097cm" fo:border="0.002cm solid #000000"/>
    </style:style>
    <style:style style:name="Tabelle6.A2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elle6.C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Standard">
      <style:text-properties style:font-name="Cardo"/>
    </style:style>
    <style:style style:name="P2" style:family="paragraph" style:parent-style-name="Standard">
      <style:text-properties style:font-name="Cardo" fo:background-color="transparent"/>
    </style:style>
    <style:style style:name="P3" style:family="paragraph" style:parent-style-name="Standard">
      <style:paragraph-properties fo:text-align="justify" style:justify-single-word="false"/>
      <style:text-properties style:font-name="Cardo" fo:background-color="transparent"/>
    </style:style>
    <style:style style:name="P4" style:family="paragraph" style:parent-style-name="Standard">
      <style:text-properties style:font-name="Cardo" fo:font-size="16pt" style:text-underline-style="solid" style:text-underline-width="auto" style:text-underline-color="font-color" style:font-size-asian="16pt" style:font-size-complex="16pt"/>
    </style:style>
    <style:style style:name="P5" style:family="paragraph" style:parent-style-name="Standard">
      <style:paragraph-properties fo:text-align="center" style:justify-single-word="false"/>
      <style:text-properties style:font-name="Cardo" fo:font-size="16pt" fo:background-color="transparent" style:font-size-asian="16pt" style:font-size-complex="16pt"/>
    </style:style>
    <style:style style:name="P6" style:family="paragraph" style:parent-style-name="Standard">
      <style:text-properties style:font-name="Cardo" fo:background-color="#ffff00"/>
    </style:style>
    <style:style style:name="P7" style:family="paragraph" style:parent-style-name="Standard">
      <style:text-properties style:font-name="Cardo" fo:font-size="14pt" style:font-size-asian="14pt" style:font-size-complex="14pt"/>
    </style:style>
    <style:style style:name="P8" style:family="paragraph" style:parent-style-name="Standard">
      <style:text-properties style:font-name="Cardo" fo:font-size="14pt" style:text-underline-style="solid" style:text-underline-width="auto" style:text-underline-color="font-color" style:font-size-asian="14pt" style:font-size-complex="14pt"/>
    </style:style>
    <style:style style:name="P9" style:family="paragraph" style:parent-style-name="Standard">
      <style:paragraph-properties fo:text-align="justify" style:justify-single-word="false"/>
      <style:text-properties style:font-name="Cardo" fo:font-size="14pt" style:text-underline-style="solid" style:text-underline-width="auto" style:text-underline-color="font-color" style:font-size-asian="14pt" style:font-size-complex="14pt"/>
    </style:style>
    <style:style style:name="P10" style:family="paragraph" style:parent-style-name="Standard">
      <style:text-properties style:font-name="Cardo" fo:font-size="12pt" style:text-underline-style="solid" style:text-underline-width="auto" style:text-underline-color="font-color" style:font-size-asian="12pt" style:font-size-complex="12pt"/>
    </style:style>
    <style:style style:name="P11" style:family="paragraph" style:parent-style-name="Standard">
      <style:paragraph-properties fo:text-align="justify" style:justify-single-word="false"/>
      <style:text-properties style:font-name="Cardo" fo:font-size="12pt" style:text-underline-style="solid" style:text-underline-width="auto" style:text-underline-color="font-color" style:font-size-asian="12pt" style:font-size-complex="12pt"/>
    </style:style>
    <style:style style:name="P12" style:family="paragraph" style:parent-style-name="Standard">
      <style:text-properties style:font-name="Cardo" fo:font-size="12pt" style:text-underline-style="none" style:font-size-asian="12pt" style:font-size-complex="12pt"/>
    </style:style>
    <style:style style:name="P13" style:family="paragraph" style:parent-style-name="Standard">
      <style:text-properties style:font-name="Cardo" fo:font-size="12pt" style:text-underline-style="none" fo:font-weight="bold" style:font-size-asian="12pt" style:font-weight-asian="bold" style:font-size-complex="12pt" style:font-weight-complex="bold"/>
    </style:style>
    <style:style style:name="P14" style:family="paragraph" style:parent-style-name="Standard">
      <style:text-properties style:font-name="Cardo" style:text-underline-style="solid" style:text-underline-width="auto" style:text-underline-color="font-color"/>
    </style:style>
    <style:style style:name="P15" style:family="paragraph" style:parent-style-name="Standard">
      <style:text-properties style:font-name="Cardo" fo:background-color="#000000"/>
    </style:style>
    <style:style style:name="P16" style:family="paragraph" style:parent-style-name="Standard">
      <style:text-properties style:font-name="Cardo" fo:font-size="20pt" style:text-underline-style="solid" style:text-underline-width="auto" style:text-underline-color="font-color" style:font-size-asian="20pt" style:font-size-complex="20pt"/>
    </style:style>
    <style:style style:name="P17" style:family="paragraph" style:parent-style-name="Standard">
      <style:paragraph-properties fo:text-align="center" style:justify-single-word="false"/>
      <style:text-properties style:font-name="Cardo" fo:font-size="11pt" fo:font-style="normal" style:font-size-asian="11pt" style:font-style-asian="normal" style:font-size-complex="11pt" style:font-style-complex="normal"/>
    </style:style>
    <style:style style:name="P18" style:family="paragraph" style:parent-style-name="Standard">
      <style:paragraph-properties fo:text-align="center" style:justify-single-word="false"/>
      <style:text-properties style:font-name="Cardo" fo:font-size="11pt" fo:font-style="normal" fo:background-color="transparent" style:font-size-asian="11pt" style:font-style-asian="normal" style:font-size-complex="11pt" style:font-style-complex="normal"/>
    </style:style>
    <style:style style:name="P19" style:family="paragraph" style:parent-style-name="Standard">
      <style:paragraph-properties fo:text-align="center" style:justify-single-word="false"/>
      <style:text-properties style:font-name="Cardo" fo:font-size="11pt" fo:font-style="normal" fo:font-weight="normal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20" style:family="paragraph" style:parent-style-name="Standard">
      <style:paragraph-properties fo:text-align="center" style:justify-single-word="false"/>
      <style:text-properties style:font-name="Cardo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21" style:family="paragraph" style:parent-style-name="Standard">
      <style:paragraph-properties fo:text-align="justify" style:justify-single-word="false"/>
      <style:text-properties style:font-name="Cardo"/>
    </style:style>
    <style:style style:name="P22" style:family="paragraph" style:parent-style-name="Standard">
      <style:text-properties style:font-name="Cardo" fo:font-style="normal" fo:font-weight="bold" style:font-style-asian="normal" style:font-weight-asian="bold" style:font-style-complex="normal" style:font-weight-complex="bold"/>
    </style:style>
    <style:style style:name="P23" style:family="paragraph" style:parent-style-name="Standard">
      <style:text-properties style:font-name="Cardo" fo:font-size="6pt" fo:font-style="normal" fo:font-weight="bold" style:font-size-asian="6pt" style:font-style-asian="normal" style:font-weight-asian="bold" style:font-size-complex="6pt" style:font-style-complex="normal" style:font-weight-complex="bold"/>
    </style:style>
    <style:style style:name="P24" style:family="paragraph" style:parent-style-name="Standard">
      <style:text-properties style:font-name="Cardo" fo:font-size="6pt" style:text-underline-style="solid" style:text-underline-width="auto" style:text-underline-color="font-color" style:font-size-asian="6pt" style:font-size-complex="6pt"/>
    </style:style>
    <style:style style:name="P25" style:family="paragraph" style:parent-style-name="Standard">
      <style:paragraph-properties fo:text-align="center" style:justify-single-word="false"/>
      <style:text-properties fo:color="#ff3333" style:font-name="Cardo" fo:font-size="16pt" fo:background-color="transparent" style:font-size-asian="16pt" style:font-size-complex="16pt"/>
    </style:style>
    <style:style style:name="P26" style:family="paragraph" style:parent-style-name="Standard">
      <style:paragraph-properties fo:text-align="justify" style:justify-single-word="false"/>
      <style:text-properties fo:color="#000000" style:font-name="Cardo" fo:font-weight="normal" style:font-weight-asian="normal" style:font-weight-complex="normal"/>
    </style:style>
    <style:style style:name="P27" style:family="paragraph" style:parent-style-name="Standard">
      <style:paragraph-properties fo:text-align="center" style:justify-single-word="false"/>
      <style:text-properties fo:color="#000000" style:font-name="Cardo" fo:font-size="16pt" fo:font-weight="normal" fo:background-color="transparent" style:font-size-asian="16pt" style:font-weight-asian="normal" style:font-size-complex="16pt" style:font-weight-complex="normal"/>
    </style:style>
    <style:style style:name="P28" style:family="paragraph" style:parent-style-name="Standard">
      <style:paragraph-properties fo:text-align="center" style:justify-single-word="false"/>
      <style:text-properties fo:color="#000000" style:font-name="Cardo" fo:font-size="16pt" fo:font-style="italic" fo:font-weight="normal" fo:background-color="transparent" style:font-size-asian="16pt" style:font-style-asian="italic" style:font-weight-asian="normal" style:font-size-complex="16pt" style:font-style-complex="italic" style:font-weight-complex="normal"/>
    </style:style>
    <style:style style:name="P29" style:family="paragraph" style:parent-style-name="Standard">
      <style:paragraph-properties fo:text-align="center" style:justify-single-word="false"/>
      <style:text-properties style:use-window-font-color="true" style:font-name="Cardo" fo:font-size="16pt" fo:background-color="transparent" style:font-size-asian="16pt" style:font-size-complex="16pt"/>
    </style:style>
    <style:style style:name="P30" style:family="paragraph" style:parent-style-name="Table_20_Contents">
      <style:text-properties style:font-name="Cardo"/>
    </style:style>
    <style:style style:name="P31" style:family="paragraph" style:parent-style-name="Table_20_Contents">
      <style:paragraph-properties fo:text-align="center" style:justify-single-word="false"/>
      <style:text-properties style:font-name="Cardo"/>
    </style:style>
    <style:style style:name="P32" style:family="paragraph" style:parent-style-name="Table_20_Contents">
      <style:paragraph-properties fo:text-align="center" style:justify-single-word="false"/>
      <style:text-properties style:font-name="Cardo" fo:font-style="normal" fo:font-weight="bold" style:font-style-asian="normal" style:font-weight-asian="bold" style:font-style-complex="normal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style:font-name="Cardo" fo:font-style="normal" fo:font-weight="bold" fo:background-color="transparent" style:font-style-asian="normal" style:font-weight-asian="bold" style:font-style-complex="normal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style:font-name="Cardo" fo:font-style="normal" fo:font-weight="normal" style:font-style-asian="normal" style:font-weight-asian="normal" style:font-style-complex="normal" style:font-weight-complex="normal"/>
    </style:style>
    <style:style style:name="P35" style:family="paragraph" style:parent-style-name="Table_20_Contents">
      <style:paragraph-properties fo:text-align="center" style:justify-single-word="false"/>
      <style:text-properties style:font-name="Cardo" fo:font-style="normal" fo:font-weight="normal" fo:background-color="transparent" style:font-style-asian="normal" style:font-weight-asian="normal" style:font-style-complex="normal" style:font-weight-complex="normal"/>
    </style:style>
    <style:style style:name="P36" style:family="paragraph" style:parent-style-name="Table_20_Contents">
      <style:paragraph-properties fo:text-align="start" style:justify-single-word="false"/>
      <style:text-properties style:font-name="Cardo" fo:font-style="normal" style:font-style-asian="normal" style:font-style-complex="normal"/>
    </style:style>
    <style:style style:name="P37" style:family="paragraph" style:parent-style-name="Table_20_Contents">
      <style:paragraph-properties fo:text-align="center" style:justify-single-word="false"/>
      <style:text-properties style:font-name="Cardo" fo:font-style="normal" style:font-style-asian="normal" style:font-style-complex="normal"/>
    </style:style>
    <style:style style:name="P38" style:family="paragraph" style:parent-style-name="Table_20_Contents">
      <style:text-properties style:font-name="Cardo" fo:background-color="transparent"/>
    </style:style>
    <style:style style:name="P39" style:family="paragraph" style:parent-style-name="Table_20_Contents">
      <style:paragraph-properties fo:text-align="start" style:justify-single-word="false"/>
      <style:text-properties style:font-name="Cardo" fo:background-color="transparent"/>
    </style:style>
    <style:style style:name="P40" style:family="paragraph" style:parent-style-name="Table_20_Contents">
      <style:paragraph-properties fo:text-align="center" style:justify-single-word="false"/>
      <style:text-properties style:font-name="Cardo" fo:background-color="transparent"/>
    </style:style>
    <style:style style:name="P41" style:family="paragraph" style:parent-style-name="Table_20_Contents">
      <style:paragraph-properties fo:text-align="start" style:justify-single-word="false"/>
      <style:text-properties style:font-name="Cardo"/>
    </style:style>
    <style:style style:name="P42" style:family="paragraph" style:parent-style-name="Table_20_Contents">
      <style:paragraph-properties fo:text-align="center" style:justify-single-word="false"/>
      <style:text-properties style:font-name="Cardo" fo:font-style="italic" fo:font-weight="normal" style:font-style-asian="italic" style:font-weight-asian="normal" style:font-style-complex="italic" style:font-weight-complex="normal"/>
    </style:style>
    <style:style style:name="P43" style:family="paragraph" style:parent-style-name="Table_20_Contents">
      <style:paragraph-properties fo:text-align="center" style:justify-single-word="false"/>
      <style:text-properties style:font-name="Cardo" fo:font-style="italic" style:font-style-asian="italic" style:font-style-complex="italic"/>
    </style:style>
    <style:style style:name="P44" style:family="paragraph" style:parent-style-name="Table_20_Contents">
      <style:paragraph-properties fo:text-align="center" style:justify-single-word="false"/>
      <style:text-properties style:font-name="Cardo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45" style:family="paragraph" style:parent-style-name="Table_20_Contents">
      <style:paragraph-properties fo:text-align="center" style:justify-single-word="false"/>
      <style:text-properties style:font-name="Cardo" fo:font-size="11pt" fo:font-style="normal" fo:font-weight="normal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46" style:family="paragraph" style:parent-style-name="Table_20_Contents">
      <style:text-properties style:font-name="Cardo" fo:font-size="11pt" fo:font-weight="normal" fo:background-color="transparent" style:font-size-asian="11pt" style:font-weight-asian="normal" style:font-size-complex="11pt" style:font-weight-complex="normal"/>
    </style:style>
    <style:style style:name="P47" style:family="paragraph" style:parent-style-name="Table_20_Contents">
      <style:text-properties style:font-name="Cardo" fo:font-size="11pt" fo:background-color="transparent" style:font-size-asian="11pt" style:font-size-complex="11pt"/>
    </style:style>
    <style:style style:name="P48" style:family="paragraph" style:parent-style-name="Table_20_Contents">
      <style:text-properties style:font-name="Cardo" fo:font-size="11pt" fo:background-color="#ffff00" style:font-size-asian="11pt" style:font-size-complex="11pt"/>
    </style:style>
    <style:style style:name="P49" style:family="paragraph" style:parent-style-name="Table_20_Contents">
      <style:paragraph-properties fo:text-align="center" style:justify-single-word="false"/>
      <style:text-properties style:font-name="Cardo" fo:font-weight="normal" style:font-weight-asian="normal" style:font-weight-complex="normal"/>
    </style:style>
    <style:style style:name="P50" style:family="paragraph" style:parent-style-name="Table_20_Contents">
      <style:text-properties style:font-name="Cardo" fo:font-weight="normal" fo:background-color="transparent" style:font-weight-asian="normal" style:font-weight-complex="normal"/>
    </style:style>
    <style:style style:name="P51" style:family="paragraph" style:parent-style-name="Table_20_Contents">
      <style:paragraph-properties fo:text-align="center" style:justify-single-word="false"/>
      <style:text-properties style:font-name="Cardo" fo:font-weight="normal" fo:background-color="transparent" style:font-weight-asian="normal" style:font-weight-complex="normal"/>
    </style:style>
    <style:style style:name="P52" style:family="paragraph" style:parent-style-name="Table_20_Contents">
      <style:paragraph-properties fo:text-align="center" style:justify-single-word="false"/>
      <style:text-properties style:font-name="Cardo" fo:font-size="16pt" fo:background-color="transparent" style:font-size-asian="16pt" style:font-size-complex="16pt"/>
    </style:style>
    <style:style style:name="P53" style:family="paragraph" style:parent-style-name="Table_20_Contents">
      <style:paragraph-properties fo:text-align="start" style:justify-single-word="false"/>
      <style:text-properties style:font-name="Cardo" fo:background-color="#1c1c1c"/>
    </style:style>
    <style:style style:name="P54" style:family="paragraph" style:parent-style-name="Table_20_Contents">
      <style:text-properties style:font-name="Cardo" fo:font-size="10pt" style:font-size-asian="10pt" style:font-size-complex="10pt"/>
    </style:style>
    <style:style style:name="P55" style:family="paragraph" style:parent-style-name="Table_20_Contents">
      <style:paragraph-properties fo:text-align="center" style:justify-single-word="false"/>
      <style:text-properties style:font-name="Cardo" fo:font-size="10pt" style:font-size-asian="10pt" style:font-size-complex="10pt"/>
    </style:style>
    <style:style style:name="P56" style:family="paragraph" style:parent-style-name="Table_20_Contents">
      <style:text-properties style:font-name="Cardo" fo:font-size="10pt" fo:font-weight="normal" style:font-size-asian="10pt" style:font-weight-asian="normal" style:font-size-complex="10pt" style:font-weight-complex="normal"/>
    </style:style>
    <style:style style:name="P57" style:family="paragraph" style:parent-style-name="Table_20_Contents">
      <style:text-properties style:font-name="Cardo" fo:font-size="10pt" fo:font-weight="normal" fo:background-color="transparent" style:font-size-asian="10pt" style:font-weight-asian="normal" style:font-size-complex="10pt" style:font-weight-complex="normal"/>
    </style:style>
    <style:style style:name="P58" style:family="paragraph" style:parent-style-name="Table_20_Contents">
      <style:text-properties style:font-name="Cardo" fo:font-size="10pt" fo:font-weight="normal" fo:background-color="#ffff99" style:font-size-asian="10pt" style:font-weight-asian="normal" style:font-size-complex="10pt" style:font-weight-complex="normal"/>
    </style:style>
    <style:style style:name="P59" style:family="paragraph" style:parent-style-name="Table_20_Contents">
      <style:text-properties style:font-name="Cardo" fo:font-size="10pt" fo:font-weight="normal" fo:background-color="#ccffcc" style:font-size-asian="10pt" style:font-weight-asian="normal" style:font-size-complex="10pt" style:font-weight-complex="normal"/>
    </style:style>
    <style:style style:name="P60" style:family="paragraph" style:parent-style-name="Table_20_Contents">
      <style:paragraph-properties fo:text-align="center" style:justify-single-word="false"/>
      <style:text-properties style:font-name="Cardo" fo:font-size="10pt" fo:background-color="#ffff99" style:font-size-asian="10pt" style:font-size-complex="10pt"/>
    </style:style>
    <style:style style:name="P61" style:family="paragraph" style:parent-style-name="Table_20_Contents">
      <style:paragraph-properties fo:text-align="center" style:justify-single-word="false"/>
      <style:text-properties style:use-window-font-color="true" style:font-name="Cardo"/>
    </style:style>
    <style:style style:name="P62" style:family="paragraph" style:parent-style-name="Table_20_Contents">
      <style:paragraph-properties fo:text-align="center" style:justify-single-word="false"/>
      <style:text-properties fo:color="#000000" style:font-name="Cardo" fo:background-color="transparent"/>
    </style:style>
    <style:style style:name="P63" style:family="paragraph" style:parent-style-name="Table_20_Contents">
      <style:text-properties style:font-name="Cardo1" fo:font-weight="normal" fo:background-color="transparent" style:font-name-asian="Cardo1" style:font-weight-asian="normal" style:font-name-complex="Cardo1" style:font-weight-complex="normal"/>
    </style:style>
    <style:style style:name="P64" style:family="paragraph" style:parent-style-name="Standard">
      <style:paragraph-properties fo:background-color="transparent">
        <style:background-image/>
      </style:paragraph-properties>
      <style:text-properties style:font-name="Cardo" fo:background-color="transparent"/>
    </style:style>
    <style:style style:name="P65" style:family="paragraph" style:parent-style-name="Table_20_Contents">
      <style:paragraph-properties fo:background-color="transparent">
        <style:background-image/>
      </style:paragraph-properties>
      <style:text-properties style:font-name="Cardo" fo:font-size="11pt" fo:font-weight="normal" fo:background-color="#000000" style:font-size-asian="11pt" style:font-weight-asian="normal" style:font-size-complex="11pt" style:font-weight-complex="normal"/>
    </style:style>
    <style:style style:name="P66" style:family="paragraph" style:parent-style-name="Table_20_Contents">
      <style:paragraph-properties fo:text-align="center" style:justify-single-word="false" fo:background-color="#ffff00">
        <style:background-image/>
      </style:paragraph-properties>
      <style:text-properties style:font-name="Cardo"/>
    </style:style>
    <style:style style:name="P67" style:family="paragraph" style:parent-style-name="Table_20_Contents">
      <style:paragraph-properties fo:background-color="#000000">
        <style:background-image/>
      </style:paragraph-properties>
      <style:text-properties style:font-name="Cardo" fo:font-size="11pt" fo:font-weight="normal" fo:background-color="transparent" style:font-size-asian="11pt" style:font-weight-asian="normal" style:font-size-complex="11pt" style:font-weight-complex="normal"/>
    </style:style>
    <style:style style:name="P68" style:family="paragraph" style:parent-style-name="Footnote">
      <style:text-properties style:font-name="Cardo" fo:font-size="12pt" style:font-size-asian="12pt" style:font-size-complex="12pt"/>
    </style:style>
    <style:style style:name="P69" style:family="paragraph" style:parent-style-name="Footnote">
      <style:text-properties style:font-name="Cardo" fo:font-size="12pt" fo:font-weight="bold" style:font-size-asian="12pt" style:font-weight-asian="bold" style:font-size-complex="12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fo:background-color="transparent" style:font-weight-asian="bold" style:font-weight-complex="bold"/>
    </style:style>
    <style:style style:name="T3" style:family="text">
      <style:text-properties fo:font-weight="bold" fo:background-color="#ddddd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background-color="#ffcc00"/>
    </style:style>
    <style:style style:name="T6" style:family="text">
      <style:text-properties style:font-name="Cardo1" style:font-name-asian="Cardo1" style:font-name-complex="Cardo1"/>
    </style:style>
    <style:style style:name="T7" style:family="text">
      <style:text-properties style:font-name="Cardo1" fo:font-style="normal" style:font-name-asian="Cardo1" style:font-style-asian="normal" style:font-name-complex="Cardo1" style:font-style-complex="normal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0" style:family="text">
      <style:text-properties fo:font-style="italic" style:text-underline-style="none" style:font-style-asian="italic" style:font-style-complex="italic"/>
    </style:style>
    <style:style style:name="T11" style:family="text">
      <style:text-properties fo:font-style="italic" fo:background-color="#cccc99" style:font-style-asian="italic" style:font-style-complex="italic"/>
    </style:style>
    <style:style style:name="T12" style:family="text">
      <style:text-properties fo:font-style="italic" fo:background-color="#ccccff" style:font-style-asian="italic" style:font-style-complex="italic"/>
    </style:style>
    <style:style style:name="T13" style:family="text">
      <style:text-properties fo:background-color="transparent"/>
    </style:style>
    <style:style style:name="T14" style:family="text">
      <style:text-properties fo:font-style="normal" style:font-style-asian="normal" style:font-style-complex="normal"/>
    </style:style>
    <style:style style:name="T15" style:family="text">
      <style:text-properties fo:font-style="normal" fo:background-color="#ffcc00" style:font-name-asian="Cardo1" style:font-style-asian="normal" style:font-name-complex="Cardo1" style:font-style-complex="normal"/>
    </style:style>
    <style:style style:name="T16" style:family="text">
      <style:text-properties fo:font-style="normal" fo:background-color="#ffffff" style:font-style-asian="normal" style:font-style-complex="normal"/>
    </style:style>
    <style:style style:name="T17" style:family="text">
      <style:text-properties fo:font-style="normal" style:font-name-asian="Cardo1" style:font-style-asian="normal" style:font-name-complex="Cardo1" style:font-style-complex="normal"/>
    </style:style>
    <style:style style:name="T18" style:family="text">
      <style:text-properties fo:font-style="normal" fo:background-color="#ffccff" style:font-style-asian="normal" style:font-style-complex="normal"/>
    </style:style>
    <style:style style:name="T19" style:family="text">
      <style:text-properties style:use-window-font-color="true"/>
    </style:style>
    <style:style style:name="T20" style:family="text">
      <style:text-properties fo:background-color="#ccffcc"/>
    </style:style>
    <style:style style:name="T21" style:family="text">
      <style:text-properties style:text-position="super 58%" fo:background-color="#ffffff"/>
    </style:style>
    <style:style style:name="T22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23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24" style:family="text">
      <style:text-properties fo:font-size="14pt" style:text-underline-style="solid" style:text-underline-width="auto" style:text-underline-color="font-color" fo:font-weight="normal" style:font-size-asian="14pt" style:font-weight-asian="normal" style:font-size-complex="14pt" style:font-weight-complex="normal"/>
    </style:style>
    <style:style style:name="T25" style:family="text">
      <style:text-properties fo:font-size="14pt" fo:font-style="italic" style:text-underline-style="solid" style:text-underline-width="auto" style:text-underline-color="font-color" style:font-size-asian="14pt" style:font-style-asian="italic" style:font-size-complex="14pt" style:font-style-complex="italic"/>
    </style:style>
    <style:style style:name="T26" style:family="text">
      <style:text-properties fo:color="#000000" fo:font-weight="normal" style:font-weight-asian="normal" style:font-weight-complex="normal"/>
    </style:style>
    <style:style style:name="T27" style:family="text">
      <style:text-properties style:text-underline-style="solid" style:text-underline-width="auto" style:text-underline-color="font-color"/>
    </style:style>
    <style:style style:name="T28" style:family="text">
      <style:text-properties fo:background-color="#ffffff"/>
    </style:style>
    <style:style style:name="T29" style:family="text">
      <style:text-properties style:text-position="0% 100%" style:text-underline-style="solid" style:text-underline-width="auto" style:text-underline-color="font-color"/>
    </style:style>
    <style:style style:name="T30" style:family="text">
      <style:text-properties fo:background-color="#cccc99"/>
    </style:style>
    <style:style style:name="T31" style:family="text">
      <style:text-properties fo:background-color="#99cccc"/>
    </style:style>
    <style:style style:name="T32" style:family="text">
      <style:text-properties fo:background-color="#ccccff"/>
    </style:style>
    <style:style style:name="T33" style:family="text">
      <style:text-properties fo:background-color="#66ccff"/>
    </style:style>
    <style:style style:name="T34" style:family="text">
      <style:text-properties fo:background-color="#ffccf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6">https://en.wikipedia.org/wiki/German_conjugation</text:p>
      <text:p text:style-name="P6">https://en.wiktionary.org/wiki/sehen</text:p>
      <text:p text:style-name="P6">https://en.wikipedia.org/wiki/Grammatical_mood</text:p>
      <text:p text:style-name="P6">https://de.wikipedia.org/wiki/Konjunktiv#:~:text=7%20Einzelnachweise-,Konjunktiv%20I,%2D%C2%B4%2C%20lautgesetzlich%20verallgemeinert%20german.</text:p>
      <text:p text:style-name="P6">etc.</text:p>
      <text:p text:style-name="P1"/>
      <text:p text:style-name="P8"/>
      <text:p text:style-name="P8"/>
      <text:p text:style-name="P8"/>
      <text:p text:style-name="P1"/>
      <text:p text:style-name="P1"/>
      <text:p text:style-name="P1"/>
      <text:p text:style-name="P15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6"><text:soft-page-break/>How to learn German verbs</text:p>
      <text:p text:style-name="P8"/>
      <text:p text:style-name="P8">The one form that you need to learn for every "weak" verb (i.e. regular verb)</text:p>
      <text:p text:style-name="P1"/>
      <text:p text:style-name="P26">For every "weak" verb (i.e. regular verb), you only need to learn the present infintitive (<text:span text:style-name="T32">INF</text:span>). From this form, you can derive ...</text:p>
      <text:p text:style-name="P1"/>
      <table:table table:name="Tabelle9" table:style-name="Tabelle9">
        <table:table-column table:style-name="Tabelle9.A"/>
        <table:table-column table:style-name="Tabelle9.B"/>
        <table:table-column table:style-name="Tabelle9.C"/>
        <table:table-row>
          <table:table-cell table:style-name="Tabelle9.A1" office:value-type="string">
            <text:p text:style-name="P31"/>
            <text:p text:style-name="P31">derived form</text:p>
          </table:table-cell>
          <table:table-cell table:style-name="Tabelle9.A1" office:value-type="string">
            <text:p text:style-name="P31"/>
            <text:p text:style-name="P31">formula</text:p>
          </table:table-cell>
          <table:table-cell table:style-name="Tabelle9.C1" office:value-type="string">
            <text:p text:style-name="P31">abbreviated name for the preceding formula</text:p>
          </table:table-cell>
        </table:table-row>
        <table:table-row>
          <table:table-cell table:style-name="Tabelle9.A2" office:value-type="string">
            <text:p text:style-name="P41">... the present stem</text:p>
          </table:table-cell>
          <table:table-cell table:style-name="Tabelle9.A2" office:value-type="string">
            <text:p text:style-name="P41"><text:span text:style-name="T32">INF</text:span> - en,</text:p>
            <text:p text:style-name="P41"><text:span text:style-name="T8">or</text:span> (!) <text:span text:style-name="T32">INF</text:span> - n,<text:span text:style-name="T8"> if the </text:span><text:span text:style-name="T12">INF</text:span><text:span text:style-name="T8"> ends in -n instead of -en</text:span></text:p>
          </table:table-cell>
          <table:table-cell table:style-name="Tabelle9.C2" office:value-type="string">
            <text:p text:style-name="P41">PRS</text:p>
          </table:table-cell>
        </table:table-row>
        <table:table-row>
          <table:table-cell table:style-name="Tabelle9.A3" office:value-type="string">
            <text:p text:style-name="P41">... the preterite stem</text:p>
          </table:table-cell>
          <table:table-cell table:style-name="Tabelle9.A3" office:value-type="string">
            <text:p text:style-name="P41"><text:span text:style-name="T30">PRS</text:span> + t</text:p>
            <text:p text:style-name="P41"><text:span text:style-name="T8">or</text:span> (!) <text:span text:style-name="T30">PRS</text:span> + et, <text:span text:style-name="T8">if </text:span><text:span text:style-name="T11">PRS</text:span><text:span text:style-name="T8"> ends in d, t, or in more than one consonant</text:span></text:p>
            <text:p text:style-name="P41">(= <text:span text:style-name="T32">INF</text:span> - (e)n + (e)t)</text:p>
          </table:table-cell>
          <table:table-cell table:style-name="Tabelle9.C3" office:value-type="string">
            <text:p text:style-name="P41">PTT</text:p>
          </table:table-cell>
        </table:table-row>
        <table:table-row>
          <table:table-cell table:style-name="Tabelle9.A4" office:value-type="string">
            <text:p text:style-name="P41">... the past participle ++ its auxiliary verb in infinitive form</text:p>
          </table:table-cell>
          <table:table-cell table:style-name="Tabelle9.A4" office:value-type="string">
            <text:p text:style-name="P41">ge + <text:span text:style-name="T31">PTT</text:span> ++ haben</text:p>
            <text:p text:style-name="P41">(= ge + <text:span text:style-name="T32">INF</text:span> - (e)n + (e)t ++ haben)</text:p>
          </table:table-cell>
          <table:table-cell table:style-name="Tabelle9.C4" office:value-type="string">
            <text:p text:style-name="P41">PPC ++ AUX</text:p>
          </table:table-cell>
        </table:table-row>
      </table:table>
      <text:p text:style-name="P1"/>
      <text:p text:style-name="P7">Some examples of "weak" verbs (i.e. regular verbs)</text:p>
      <table:table table:name="Tabelle11" table:style-name="Tabelle11">
        <table:table-column table:style-name="Tabelle11.A"/>
        <table:table-column table:style-name="Tabelle11.B"/>
        <table:table-column table:style-name="Tabelle11.C"/>
        <table:table-column table:style-name="Tabelle11.D"/>
        <table:table-column table:style-name="Tabelle11.E"/>
        <table:table-column table:style-name="Tabelle11.F"/>
        <table:table-row table:style-name="Tabelle11.1">
          <table:table-cell table:style-name="Tabelle11.A1" table:number-columns-spanned="2" office:value-type="string">
            <text:p text:style-name="P31">INF</text:p>
          </table:table-cell>
          <table:covered-table-cell/>
          <table:table-cell table:style-name="Tabelle11.C1" office:value-type="string">
            <text:p text:style-name="P31">PRS</text:p>
          </table:table-cell>
          <table:table-cell table:style-name="Tabelle11.D1" office:value-type="string">
            <text:p text:style-name="P31">PTT</text:p>
          </table:table-cell>
          <table:table-cell table:style-name="Tabelle11.E1" table:number-columns-spanned="2" office:value-type="string">
            <text:p text:style-name="P31">PPC ++ AUX</text:p>
          </table:table-cell>
          <table:covered-table-cell/>
        </table:table-row>
        <table:table-row table:style-name="Tabelle11.1">
          <table:table-cell table:style-name="Tabelle11.A1" office:value-type="string">
            <text:p text:style-name="P30">fragen </text:p>
          </table:table-cell>
          <table:table-cell table:style-name="Tabelle11.B2" office:value-type="string">
            <text:p text:style-name="P30">"to ask"</text:p>
          </table:table-cell>
          <table:table-cell table:style-name="Tabelle11.C2" office:value-type="string">
            <text:p text:style-name="P30">frag</text:p>
          </table:table-cell>
          <table:table-cell table:style-name="Tabelle11.D2" office:value-type="string">
            <text:p text:style-name="P30">fragt</text:p>
          </table:table-cell>
          <table:table-cell table:style-name="Tabelle11.E2" office:value-type="string">
            <text:p text:style-name="P41">gefragt haben</text:p>
          </table:table-cell>
          <table:table-cell table:style-name="Tabelle11.F2" office:value-type="string">
            <text:p text:style-name="P41">"to have asked"</text:p>
          </table:table-cell>
        </table:table-row>
        <table:table-row table:style-name="Tabelle11.1">
          <table:table-cell table:style-name="Tabelle11.A3" office:value-type="string">
            <text:p text:style-name="P30">lieben </text:p>
          </table:table-cell>
          <table:table-cell table:style-name="Tabelle11.B3" office:value-type="string">
            <text:p text:style-name="P30">"to love"</text:p>
          </table:table-cell>
          <table:table-cell table:style-name="Tabelle11.C2" office:value-type="string">
            <text:p text:style-name="P30">lieb</text:p>
          </table:table-cell>
          <table:table-cell table:style-name="Tabelle11.D2" office:value-type="string">
            <text:p text:style-name="P30">liebt</text:p>
          </table:table-cell>
          <table:table-cell table:style-name="Tabelle11.E3" office:value-type="string">
            <text:p text:style-name="P41">geliebt haben</text:p>
          </table:table-cell>
          <table:table-cell table:style-name="Tabelle11.F3" office:value-type="string">
            <text:p text:style-name="P41">"to have loved"</text:p>
          </table:table-cell>
        </table:table-row>
        <table:table-row table:style-name="Tabelle11.1">
          <table:table-cell table:style-name="Tabelle11.A3" office:value-type="string">
            <text:p text:style-name="P30">ordnen </text:p>
          </table:table-cell>
          <table:table-cell table:style-name="Tabelle11.B3" office:value-type="string">
            <text:p text:style-name="P30">"to bring in order"</text:p>
          </table:table-cell>
          <table:table-cell table:style-name="Tabelle11.C2" office:value-type="string">
            <text:p text:style-name="P30">ordn</text:p>
          </table:table-cell>
          <table:table-cell table:style-name="Tabelle11.D2" office:value-type="string">
            <text:p text:style-name="P30">ordnet (instead of <text:span text:style-name="T7">‡</text:span>ordnt !)</text:p>
          </table:table-cell>
          <table:table-cell table:style-name="Tabelle11.E3" office:value-type="string">
            <text:p text:style-name="P41">geordnet haben</text:p>
          </table:table-cell>
          <table:table-cell table:style-name="Tabelle11.F3" office:value-type="string">
            <text:p text:style-name="P41">"to have brought in order"</text:p>
          </table:table-cell>
        </table:table-row>
        <table:table-row table:style-name="Tabelle11.1">
          <table:table-cell table:style-name="Tabelle11.A3" office:value-type="string">
            <text:p text:style-name="P30">arbeiten </text:p>
          </table:table-cell>
          <table:table-cell table:style-name="Tabelle11.B3" office:value-type="string">
            <text:p text:style-name="P30">"to work"</text:p>
          </table:table-cell>
          <table:table-cell table:style-name="Tabelle11.C2" office:value-type="string">
            <text:p text:style-name="P30">arbeit</text:p>
          </table:table-cell>
          <table:table-cell table:style-name="Tabelle11.D2" office:value-type="string">
            <text:p text:style-name="P30">arbeitet (instead of <text:span text:style-name="T6">‡</text:span>arbeitt !)</text:p>
          </table:table-cell>
          <table:table-cell table:style-name="Tabelle11.E3" office:value-type="string">
            <text:p text:style-name="P41">gearbeitet haben</text:p>
          </table:table-cell>
          <table:table-cell table:style-name="Tabelle11.F3" office:value-type="string">
            <text:p text:style-name="P41">"to have worked"</text:p>
          </table:table-cell>
        </table:table-row>
        <table:table-row table:style-name="Tabelle11.1">
          <table:table-cell table:style-name="Tabelle11.A3" office:value-type="string">
            <text:p text:style-name="P30">handeln </text:p>
          </table:table-cell>
          <table:table-cell table:style-name="Tabelle11.B3" office:value-type="string">
            <text:p text:style-name="P30">"to trade, to act"</text:p>
          </table:table-cell>
          <table:table-cell table:style-name="Tabelle11.C2" office:value-type="string">
            <text:p text:style-name="P30">handel (!)</text:p>
          </table:table-cell>
          <table:table-cell table:style-name="Tabelle11.D2" office:value-type="string">
            <text:p text:style-name="P30">handelt</text:p>
          </table:table-cell>
          <table:table-cell table:style-name="Tabelle11.E3" office:value-type="string">
            <text:p text:style-name="P41">gehandelt <text:s/>haben</text:p>
          </table:table-cell>
          <table:table-cell table:style-name="Tabelle11.F3" office:value-type="string">
            <text:p text:style-name="P41">"to have traded, to have acted"</text:p>
          </table:table-cell>
        </table:table-row>
      </table:table>
      <text:p text:style-name="P1"/>
      <text:p text:style-name="P1">Using these derived forms, you can form all other forms of a "weak" verb (i.e. regular verb).</text:p>
      <text:p text:style-name="P9"><text:soft-page-break/>The non-synthetic tenses and moods of the "weak" verb, i.e. the tenses and moods being formed by merely altering the form of the verb itself</text:p>
      <text:p text:style-name="P8"/>
      <table:table table:name="Tabelle10" table:style-name="Tabelle10">
        <table:table-column table:style-name="Tabelle10.A" table:number-columns-repeated="4"/>
        <table:table-column table:style-name="Tabelle10.E"/>
        <table:table-column table:style-name="Tabelle10.A" table:number-columns-repeated="3"/>
        <table:table-column table:style-name="Tabelle10.I"/>
        <table:table-row>
          <table:table-cell table:style-name="Tabelle10.A1" table:number-rows-spanned="2" office:value-type="string">
            <text:p text:style-name="P31"/>
          </table:table-cell>
          <table:table-cell table:style-name="Tabelle10.B1" office:value-type="string">
            <text:p text:style-name="P31">number ⇨</text:p>
          </table:table-cell>
          <table:table-cell table:style-name="Tabelle10.C1" table:number-columns-spanned="4" office:value-type="string">
            <text:p text:style-name="P31">singular</text:p>
          </table:table-cell>
          <table:covered-table-cell/>
          <table:covered-table-cell/>
          <table:covered-table-cell/>
          <table:table-cell table:style-name="Tabelle10.B1" table:number-columns-spanned="3" office:value-type="string">
            <text:p text:style-name="P31">plural</text:p>
          </table:table-cell>
          <table:covered-table-cell/>
          <table:covered-table-cell/>
        </table:table-row>
        <table:table-row>
          <table:covered-table-cell/>
          <table:table-cell table:style-name="Tabelle10.C1" office:value-type="string">
            <text:p text:style-name="P31">person ⇨</text:p>
          </table:table-cell>
          <table:table-cell table:style-name="Tabelle10.C1" office:value-type="string">
            <text:p text:style-name="P31">1st</text:p>
          </table:table-cell>
          <table:table-cell table:style-name="Tabelle10.B1" office:value-type="string">
            <text:p text:style-name="P37">2nd</text:p>
          </table:table-cell>
          <table:table-cell table:style-name="Tabelle10.E2" office:value-type="string">
            <text:p text:style-name="P61">2nd <text:span text:style-name="T1">polite</text:span></text:p>
          </table:table-cell>
          <table:table-cell table:style-name="Tabelle10.E2" office:value-type="string">
            <text:p text:style-name="P31">3rd</text:p>
          </table:table-cell>
          <table:table-cell table:style-name="Tabelle10.E2" office:value-type="string">
            <text:p text:style-name="P31">1st</text:p>
          </table:table-cell>
          <table:table-cell table:style-name="Tabelle10.E2" office:value-type="string">
            <text:p text:style-name="P31">2nd</text:p>
          </table:table-cell>
          <table:table-cell table:style-name="Tabelle10.I2" office:value-type="string">
            <text:p text:style-name="P61">3rd</text:p>
          </table:table-cell>
        </table:table-row>
        <table:table-row>
          <table:table-cell table:style-name="Tabelle10.C1" table:number-rows-spanned="2" office:value-type="string">
            <text:p text:style-name="P31">tense and</text:p>
            <text:p text:style-name="P43">mood</text:p>
          </table:table-cell>
          <table:table-cell table:style-name="Tabelle10.B1" office:value-type="string">
            <text:p text:style-name="P31">pronoun ⇨</text:p>
          </table:table-cell>
          <table:table-cell table:style-name="Tabelle10.E2" table:number-rows-spanned="2" office:value-type="string">
            <text:p text:style-name="P31">ich</text:p>
            <text:p text:style-name="P31">"I"</text:p>
          </table:table-cell>
          <table:table-cell table:style-name="Tabelle10.E2" table:number-rows-spanned="2" office:value-type="string">
            <text:p text:style-name="P31">du </text:p>
            <text:p text:style-name="P31">"you<text:span text:style-name="T14">"</text:span></text:p>
          </table:table-cell>
          <table:table-cell table:style-name="Tabelle10.E2" table:number-rows-spanned="2" office:value-type="string">
            <text:p text:style-name="P61">Sie</text:p>
            <text:p text:style-name="P61">"you"</text:p>
          </table:table-cell>
          <table:table-cell table:style-name="Tabelle10.E2" table:number-rows-spanned="2" office:value-type="string">
            <text:p text:style-name="P31">er, <text:span text:style-name="T19">sie</text:span>, es</text:p>
            <text:p text:style-name="P31">"he, she, it"</text:p>
          </table:table-cell>
          <table:table-cell table:style-name="Tabelle10.E2" table:number-rows-spanned="2" office:value-type="string">
            <text:p text:style-name="P31">wir</text:p>
            <text:p text:style-name="P31">"we"</text:p>
          </table:table-cell>
          <table:table-cell table:style-name="Tabelle10.E2" table:number-rows-spanned="2" office:value-type="string">
            <text:p text:style-name="P31">ihr</text:p>
            <text:p text:style-name="P31">"you"</text:p>
          </table:table-cell>
          <table:table-cell table:style-name="Tabelle10.I2" table:number-rows-spanned="2" office:value-type="string">
            <text:p text:style-name="P61">sie</text:p>
            <text:p text:style-name="P61">"they"</text:p>
          </table:table-cell>
        </table:table-row>
        <table:table-row>
          <table:covered-table-cell/>
          <table:table-cell table:style-name="Tabelle10.I2" office:value-type="string">
            <text:p text:style-name="P31">meaning ⇩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e10.E2" office:value-type="string">
            <text:p text:style-name="P34">present</text:p>
            <text:p text:style-name="P42">imperative<text:span text:style-name="T14"><text:note text:id="ftn1" text:note-class="footnote"><text:note-citation>1</text:note-citation><text:note-body><text:p text:style-name="P68">There is only a present imperative in German. Imperatives of other tenses don't exist.</text:p></text:note-body></text:note></text:span></text:p>
          </table:table-cell>
          <table:table-cell table:style-name="Tabelle10.E2" office:value-type="string">
            <text:p text:style-name="P31">"Walk!"</text:p>
          </table:table-cell>
          <table:table-cell table:style-name="Tabelle10.C5" office:value-type="string">
            <text:p text:style-name="P52"/>
          </table:table-cell>
          <table:table-cell table:style-name="Tabelle10.D5" office:value-type="string">
            <text:p text:style-name="P5">PRS</text:p>
            <text:p text:style-name="P5">+ <text:span text:style-name="T16">(e)</text:span><text:span text:style-name="T16"><text:note text:id="ftn2" text:note-class="footnote"><text:note-citation>2</text:note-citation><text:note-body><text:p text:style-name="P69">Add this e, if PRS ends in d, t, or in more than one consonant.</text:p></text:note-body></text:note></text:span></text:p>
          </table:table-cell>
          <table:table-cell table:style-name="Tabelle10.E5" office:value-type="string">
            <text:p text:style-name="P29">INF</text:p>
          </table:table-cell>
          <table:table-cell table:style-name="Tabelle10.C5" office:value-type="string">
            <text:p text:style-name="P52"/>
          </table:table-cell>
          <table:table-cell table:style-name="Tabelle10.C5" office:value-type="string">
            <text:p text:style-name="P52"/>
          </table:table-cell>
          <table:table-cell table:style-name="Tabelle10.D5" office:value-type="string">
            <text:p text:style-name="P52">PRS</text:p>
            <text:p text:style-name="P52">+ <text:span text:style-name="T28">(e)</text:span><text:span text:style-name="T21">1</text:span><text:span text:style-name="T28">t</text:span></text:p>
          </table:table-cell>
          <table:table-cell table:style-name="Tabelle10.I5" office:value-type="string">
            <text:p text:style-name="P25"/>
          </table:table-cell>
        </table:table-row>
        <table:table-row>
          <table:table-cell table:style-name="Tabelle10.E2" office:value-type="string">
            <text:p text:style-name="P34">present</text:p>
            <text:p text:style-name="P42">indicative</text:p>
          </table:table-cell>
          <table:table-cell table:style-name="Tabelle10.E2" office:value-type="string">
            <text:p text:style-name="P31">"I walk."</text:p>
            <text:p text:style-name="P31">"I am walking."</text:p>
          </table:table-cell>
          <table:table-cell table:style-name="Tabelle10.D5" office:value-type="string">
            <text:p text:style-name="P52">PRS</text:p>
            <text:p text:style-name="P52">+ e</text:p>
          </table:table-cell>
          <table:table-cell table:style-name="Tabelle10.D5" office:value-type="string">
            <text:p text:style-name="P5">PRS</text:p>
            <text:p text:style-name="P52">+ <text:span text:style-name="T28">(e)</text:span><text:span text:style-name="T21">1</text:span><text:span text:style-name="T28">st</text:span></text:p>
          </table:table-cell>
          <table:table-cell table:style-name="Tabelle10.E5" office:value-type="string">
            <text:p text:style-name="P29">INF</text:p>
          </table:table-cell>
          <table:table-cell table:style-name="Tabelle10.D5" office:value-type="string">
            <text:p text:style-name="P5">PRS</text:p>
            <text:p text:style-name="P52">+ <text:span text:style-name="T28">(e)</text:span><text:span text:style-name="T21">1</text:span><text:span text:style-name="T28">t</text:span></text:p>
          </table:table-cell>
          <table:table-cell table:style-name="Tabelle10.E5" office:value-type="string">
            <text:p text:style-name="P29">INF</text:p>
          </table:table-cell>
          <table:table-cell table:style-name="Tabelle10.D5" office:value-type="string">
            <text:p text:style-name="P5">PRS</text:p>
            <text:p text:style-name="P52">+ <text:span text:style-name="T28">(e)</text:span><text:span text:style-name="T21">1</text:span><text:span text:style-name="T28">t</text:span></text:p>
          </table:table-cell>
          <table:table-cell table:style-name="Tabelle10.I6" office:value-type="string">
            <text:p text:style-name="P29">INF</text:p>
          </table:table-cell>
        </table:table-row>
        <table:table-row>
          <table:table-cell table:style-name="Tabelle10.A7" office:value-type="string">
            <text:p text:style-name="P34">present <text:span text:style-name="T8">subjunctive</text:span><text:note text:id="ftn3" text:note-class="footnote"><text:note-citation>3</text:note-citation><text:note-body><text:p text:style-name="P68">The present subjunctive is usually called "the conditional I".</text:p></text:note-body></text:note></text:p>
          </table:table-cell>
          <table:table-cell table:style-name="Tabelle10.A7" office:value-type="string">
            <text:p text:style-name="P66">TO BE DONE</text:p>
          </table:table-cell>
          <table:table-cell table:style-name="Tabelle10.D5" office:value-type="string">
            <text:p text:style-name="P5">PRS</text:p>
            <text:p text:style-name="P52">+ e</text:p>
          </table:table-cell>
          <table:table-cell table:style-name="Tabelle10.D5" office:value-type="string">
            <text:p text:style-name="P5">PRS</text:p>
            <text:p text:style-name="P52">+ est</text:p>
          </table:table-cell>
          <table:table-cell table:style-name="Tabelle10.E5" office:value-type="string">
            <text:p text:style-name="P29">INF</text:p>
          </table:table-cell>
          <table:table-cell table:style-name="Tabelle10.D5" office:value-type="string">
            <text:p text:style-name="P5">PRS</text:p>
            <text:p text:style-name="P52">+ e</text:p>
          </table:table-cell>
          <table:table-cell table:style-name="Tabelle10.E5" office:value-type="string">
            <text:p text:style-name="P29">INF</text:p>
          </table:table-cell>
          <table:table-cell table:style-name="Tabelle10.D5" office:value-type="string">
            <text:p text:style-name="P5">PRS</text:p>
            <text:p text:style-name="P52">+ et</text:p>
          </table:table-cell>
          <table:table-cell table:style-name="Tabelle10.I6" office:value-type="string">
            <text:p text:style-name="P29">INF</text:p>
          </table:table-cell>
        </table:table-row>
        <table:table-row>
          <table:table-cell table:style-name="Tabelle10.A7" office:value-type="string">
            <text:p text:style-name="P34">preterite<text:note text:id="ftn4" text:note-class="footnote"><text:note-citation>4</text:note-citation><text:note-body><text:p text:style-name="P68">The preterite is sometimes called "the imperfect".</text:p></text:note-body></text:note> <text:span text:style-name="T8">indicative</text:span></text:p>
          </table:table-cell>
          <table:table-cell table:style-name="Tabelle10.A7" office:value-type="string">
            <text:p text:style-name="P31">"I walked."</text:p>
          </table:table-cell>
          <table:table-cell table:style-name="Tabelle10.C8" office:value-type="string">
            <text:p text:style-name="P5">PTT</text:p>
            <text:p text:style-name="P52">+ e</text:p>
          </table:table-cell>
          <table:table-cell table:style-name="Tabelle10.C8" office:value-type="string">
            <text:p text:style-name="P5">PTT</text:p>
            <text:p text:style-name="P52">+ est</text:p>
          </table:table-cell>
          <table:table-cell table:style-name="Tabelle10.C8" office:value-type="string">
            <text:p text:style-name="P5">PTT</text:p>
            <text:p text:style-name="P52">+ en</text:p>
          </table:table-cell>
          <table:table-cell table:style-name="Tabelle10.C8" office:value-type="string">
            <text:p text:style-name="P5">PTT</text:p>
            <text:p text:style-name="P52">+ e</text:p>
          </table:table-cell>
          <table:table-cell table:style-name="Tabelle10.C8" office:value-type="string">
            <text:p text:style-name="P5">PTT</text:p>
            <text:p text:style-name="P52">+ en</text:p>
          </table:table-cell>
          <table:table-cell table:style-name="Tabelle10.C8" office:value-type="string">
            <text:p text:style-name="P5">PTT</text:p>
            <text:p text:style-name="P52">+ et</text:p>
          </table:table-cell>
          <table:table-cell table:style-name="Tabelle10.I8" office:value-type="string">
            <text:p text:style-name="P5">PTT</text:p>
            <text:p text:style-name="P52">+ en</text:p>
          </table:table-cell>
        </table:table-row>
        <table:table-row>
          <table:table-cell table:style-name="Tabelle10.A7" office:value-type="string">
            <text:p text:style-name="P34">preterite <text:span text:style-name="T8">subjunctive</text:span><text:note text:id="ftn5" text:note-class="footnote"><text:note-citation>5</text:note-citation><text:note-body><text:p text:style-name="P68">The preterite subjunctive is usually called "the conditional II".</text:p></text:note-body></text:note></text:p>
          </table:table-cell>
          <table:table-cell table:style-name="Tabelle10.A7" office:value-type="string">
            <text:p text:style-name="P31">"I would walk."</text:p>
          </table:table-cell>
          <table:table-cell table:style-name="Tabelle10.C8" office:value-type="string">
            <text:p text:style-name="P5">PTT</text:p>
            <text:p text:style-name="P52">+ e</text:p>
          </table:table-cell>
          <table:table-cell table:style-name="Tabelle10.C8" office:value-type="string">
            <text:p text:style-name="P5">PTT</text:p>
            <text:p text:style-name="P52">+ est</text:p>
          </table:table-cell>
          <table:table-cell table:style-name="Tabelle10.C8" office:value-type="string">
            <text:p text:style-name="P5">PTT</text:p>
            <text:p text:style-name="P5">+ en</text:p>
          </table:table-cell>
          <table:table-cell table:style-name="Tabelle10.C8" office:value-type="string">
            <text:p text:style-name="P5">PTT</text:p>
            <text:p text:style-name="P5">+ e</text:p>
          </table:table-cell>
          <table:table-cell table:style-name="Tabelle10.C8" office:value-type="string">
            <text:p text:style-name="P5">PTT</text:p>
            <text:p text:style-name="P5">+ en</text:p>
          </table:table-cell>
          <table:table-cell table:style-name="Tabelle10.C8" office:value-type="string">
            <text:p text:style-name="P5">PTT</text:p>
            <text:p text:style-name="P52">+ et</text:p>
          </table:table-cell>
          <table:table-cell table:style-name="Tabelle10.I8" office:value-type="string">
            <text:p text:style-name="P5">PTT</text:p>
            <text:p text:style-name="P5">+ en</text:p>
          </table:table-cell>
        </table:table-row>
      </table:table>
      <text:p text:style-name="P10"><text:soft-page-break/>General remarks on the use of these forms</text:p>
      <text:p text:style-name="P6"/>
      <text:p text:style-name="P2">1. Almost all forms must be preceded by the corresponding pronoun or noun. E. g. <text:span text:style-name="T8">ich frage</text:span>, etc.</text:p>
      <text:p text:style-name="P2">2. <text:span text:style-name="T1">Exceptions</text:span> to this are:</text:p>
      <text:p text:style-name="P2">2.1. The <text:span text:style-name="T1">present</text:span> <text:span text:style-name="T1">imperative 2nd person singular and plural</text:span> is used without a corresponding pronoun or noun: <text:span text:style-name="T8">Frag! Fragt! </text:span>Etc.</text:p>
      <text:p text:style-name="P2">2.2. The <text:span text:style-name="T1">polite present</text:span> <text:span text:style-name="T1">imperative 2nd person singular</text:span> is followed by the corresponding pronoun: <text:span text:style-name="T8">Fragen Sie!</text:span></text:p>
      <text:p text:style-name="P1"/>
      <text:p text:style-name="P10">Tricks for every day speech</text:p>
      <text:p text:style-name="P1"/>
      <text:p text:style-name="P1">1. The <text:span text:style-name="T3">present subjunctive</text:span><text:span text:style-name="T13"> </text:span>can be freely replaced with the <text:span text:style-name="T1">present indicative</text:span>.</text:p>
      <text:p text:style-name="P1">2. The <text:span text:style-name="T3">preterite indicative</text:span> can be freely replaced with the <text:span text:style-name="T1">present</text:span> <text:span text:style-name="T1">perfect indicative</text:span>. (See the <text:span text:style-name="T8">synthetic</text:span> tenses and moods further below.)</text:p>
      <text:p text:style-name="P1">3. The <text:span text:style-name="T3">preterite subjunctive</text:span> can be freely replaced with the <text:span text:style-name="T1">"conditional III"</text:span>. (See the <text:span text:style-name="T8">synthetic</text:span> tenses and moods further below.)</text:p>
      <text:p text:style-name="P1"/>
      <text:p text:style-name="P1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"><text:soft-page-break/><text:span text:style-name="T24">The five forms that you need to learn</text:span><text:span text:style-name="T22"> for every "strong" verb (i.e. irregular verb)</text:span></text:p>
      <table:table table:name="Tabelle12" table:style-name="Tabelle12">
        <table:table-column table:style-name="Tabelle12.A"/>
        <table:table-column table:style-name="Tabelle12.B"/>
        <table:table-column table:style-name="Tabelle12.C"/>
        <table:table-column table:style-name="Tabelle12.D"/>
        <table:table-row>
          <table:table-cell table:style-name="Tabelle12.A1" office:value-type="string">
            <text:p text:style-name="P37">form or derived form (<text:span text:style-name="T6">※)</text:span></text:p>
          </table:table-cell>
          <table:table-cell table:style-name="Tabelle12.A1" office:value-type="string">
            <text:p text:style-name="P37">formula</text:p>
          </table:table-cell>
          <table:table-cell table:style-name="Tabelle12.A1" office:value-type="string">
            <text:p text:style-name="P37">abbreviation</text:p>
          </table:table-cell>
          <table:table-cell table:style-name="Tabelle12.D1" office:value-type="string">
            <text:p text:style-name="P37">Does the form need to be learned?</text:p>
          </table:table-cell>
        </table:table-row>
        <table:table-row>
          <table:table-cell table:style-name="Tabelle12.A2" office:value-type="string">
            <text:p text:style-name="P41">the present infinitive</text:p>
          </table:table-cell>
          <table:table-cell table:style-name="Tabelle12.B2" office:value-type="string">
            <text:p text:style-name="P36"/>
          </table:table-cell>
          <table:table-cell table:style-name="Tabelle12.A2" office:value-type="string">
            <text:p text:style-name="P41">INF</text:p>
          </table:table-cell>
          <table:table-cell table:style-name="Tabelle12.D2" office:value-type="string">
            <text:p text:style-name="P31">yes</text:p>
          </table:table-cell>
        </table:table-row>
        <table:table-row>
          <table:table-cell table:style-name="Tabelle12.A3" office:value-type="string">
            <text:p text:style-name="P41"><text:span text:style-name="T6">※ </text:span>the present stem 1</text:p>
          </table:table-cell>
          <table:table-cell table:style-name="Tabelle12.A3" office:value-type="string">
            <text:p text:style-name="P41"><text:span text:style-name="T33">INF</text:span> - en</text:p>
          </table:table-cell>
          <table:table-cell table:style-name="Tabelle12.A3" office:value-type="string">
            <text:p text:style-name="P41">PRS1</text:p>
          </table:table-cell>
          <table:table-cell table:style-name="Tabelle12.D3" office:value-type="string">
            <text:p text:style-name="P31"/>
          </table:table-cell>
        </table:table-row>
        <table:table-row>
          <table:table-cell table:style-name="Tabelle12.A4" office:value-type="string">
            <text:p text:style-name="P39">the present indicative 3rd person singular</text:p>
          </table:table-cell>
          <table:table-cell table:style-name="Tabelle12.B2" office:value-type="string">
            <text:p text:style-name="P39"/>
          </table:table-cell>
          <table:table-cell table:style-name="Tabelle12.A4" office:value-type="string">
            <text:p text:style-name="P39"/>
          </table:table-cell>
          <table:table-cell table:style-name="Tabelle12.D4" office:value-type="string">
            <text:p text:style-name="P40">yes</text:p>
          </table:table-cell>
        </table:table-row>
        <table:table-row>
          <table:table-cell table:style-name="Tabelle12.A5" office:value-type="string">
            <text:p text:style-name="P41"><text:span text:style-name="T7">※ </text:span>the present stem 2</text:p>
          </table:table-cell>
          <table:table-cell table:style-name="Tabelle12.A5" office:value-type="string">
            <text:p text:style-name="P41"><text:span text:style-name="T28">present indicative 3rd person singular</text:span> - t</text:p>
          </table:table-cell>
          <table:table-cell table:style-name="Tabelle12.A5" office:value-type="string">
            <text:p text:style-name="P41">PRS2</text:p>
          </table:table-cell>
          <table:table-cell table:style-name="Tabelle12.D5" office:value-type="string">
            <text:p text:style-name="P31"/>
          </table:table-cell>
        </table:table-row>
        <table:table-row>
          <table:table-cell table:style-name="Tabelle12.A4" office:value-type="string">
            <text:p text:style-name="P41">the present imperative 2nd person singular</text:p>
          </table:table-cell>
          <table:table-cell table:style-name="Tabelle12.B2" office:value-type="string">
            <text:p text:style-name="P41"/>
          </table:table-cell>
          <table:table-cell table:style-name="Tabelle12.A4" office:value-type="string">
            <text:p text:style-name="P41">IMP</text:p>
          </table:table-cell>
          <table:table-cell table:style-name="Tabelle12.D4" office:value-type="string">
            <text:p text:style-name="P31">yes</text:p>
          </table:table-cell>
        </table:table-row>
        <table:table-row>
          <table:table-cell table:style-name="Tabelle12.A7" office:value-type="string">
            <text:p text:style-name="P41">the preterite indicative stem</text:p>
            <text:p text:style-name="P41">= the preterite indicative 3rd person singular</text:p>
          </table:table-cell>
          <table:table-cell table:style-name="Tabelle12.B2" office:value-type="string">
            <text:p text:style-name="P53"/>
          </table:table-cell>
          <table:table-cell table:style-name="Tabelle12.A7" office:value-type="string">
            <text:p text:style-name="P41">PTT</text:p>
          </table:table-cell>
          <table:table-cell table:style-name="Tabelle12.D7" office:value-type="string">
            <text:p text:style-name="P31">yes</text:p>
          </table:table-cell>
        </table:table-row>
        <table:table-row>
          <table:table-cell table:style-name="Tabelle12.A8" office:value-type="string">
            <text:p text:style-name="P41"><text:span text:style-name="T6">※</text:span> the preterite subjunctive stem</text:p>
          </table:table-cell>
          <table:table-cell table:style-name="Tabelle12.A8" office:value-type="string">
            <text:p text:style-name="P41"><text:span text:style-name="T34">PTT</text:span> + ¨ on the vowel, <text:span text:style-name="T8">if the vowel is a, o, or u</text:span></text:p>
            <text:p text:style-name="P41"><text:span text:style-name="T8">otherwise just </text:span><text:span text:style-name="T18">PTT</text:span></text:p>
          </table:table-cell>
          <table:table-cell table:style-name="Tabelle12.A8" office:value-type="string">
            <text:p text:style-name="P41">PTS</text:p>
          </table:table-cell>
          <table:table-cell table:style-name="Tabelle12.D8" office:value-type="string">
            <text:p text:style-name="P31"/>
          </table:table-cell>
        </table:table-row>
        <table:table-row>
          <table:table-cell table:style-name="Tabelle12.A9" office:value-type="string">
            <text:p text:style-name="P41">the past participle ++ its auxiliary verb in infinitive form</text:p>
          </table:table-cell>
          <table:table-cell table:style-name="Tabelle12.B2" office:value-type="string">
            <text:p text:style-name="P41"/>
          </table:table-cell>
          <table:table-cell table:style-name="Tabelle12.A9" office:value-type="string">
            <text:p text:style-name="P41">PPC ++ AUX</text:p>
          </table:table-cell>
          <table:table-cell table:style-name="Tabelle12.D9" office:value-type="string">
            <text:p text:style-name="P31">yes</text:p>
          </table:table-cell>
        </table:table-row>
      </table:table>
      <text:p text:style-name="P1"/>
      <text:p text:style-name="P7">Some examples of "strong verbs" (i.e. irregular verbs)</text:p>
      <table:table table:name="Tabelle14" table:style-name="Tabelle14">
        <table:table-column table:style-name="Tabelle14.A"/>
        <table:table-column table:style-name="Tabelle14.B"/>
        <table:table-column table:style-name="Tabelle14.C"/>
        <table:table-column table:style-name="Tabelle14.D"/>
        <table:table-column table:style-name="Tabelle14.E"/>
        <table:table-column table:style-name="Tabelle14.F"/>
        <table:table-column table:style-name="Tabelle14.G"/>
        <table:table-column table:style-name="Tabelle14.H"/>
        <table:table-column table:style-name="Tabelle14.I"/>
        <table:table-column table:style-name="Tabelle14.J"/>
        <table:table-column table:style-name="Tabelle14.K"/>
        <table:table-column table:style-name="Tabelle14.L"/>
        <table:table-column table:style-name="Tabelle14.M"/>
        <table:table-row>
          <table:table-cell table:style-name="Tabelle14.A1" table:number-columns-spanned="3" office:value-type="string">
            <text:p text:style-name="P55">INF <text:span text:style-name="T15">※</text:span><text:span text:style-name="T5"> PRS1</text:span></text:p>
          </table:table-cell>
          <table:covered-table-cell/>
          <table:covered-table-cell/>
          <table:table-cell table:style-name="Tabelle14.D1" table:number-columns-spanned="3" office:value-type="string">
            <text:p text:style-name="P60"><text:span text:style-name="T17">※ </text:span>PRS2</text:p>
          </table:table-cell>
          <table:covered-table-cell/>
          <table:covered-table-cell/>
          <table:table-cell table:style-name="Tabelle14.G1" table:number-columns-spanned="2" office:value-type="string">
            <text:p text:style-name="P55">IMP</text:p>
          </table:table-cell>
          <table:covered-table-cell/>
          <table:table-cell table:style-name="Tabelle14.I1" table:number-columns-spanned="3" office:value-type="string">
            <text:p text:style-name="P55">PTT <text:span text:style-name="T20">※ PTS</text:span></text:p>
          </table:table-cell>
          <table:covered-table-cell/>
          <table:covered-table-cell/>
          <table:table-cell table:style-name="Tabelle14.L1" table:number-columns-spanned="2" office:value-type="string">
            <text:p text:style-name="P55">PPC ++ <text:span text:style-name="T8">AUX</text:span></text:p>
          </table:table-cell>
          <table:covered-table-cell/>
        </table:table-row>
        <table:table-row table:style-name="Tabelle14.2">
          <table:table-cell table:style-name="Tabelle14.A1" office:value-type="string">
            <text:p text:style-name="P54">sehen </text:p>
          </table:table-cell>
          <table:table-cell table:style-name="Tabelle14.B2" office:value-type="string">
            <text:p text:style-name="P54">"to see"</text:p>
          </table:table-cell>
          <table:table-cell table:style-name="Tabelle14.C2" office:value-type="string">
            <text:p text:style-name="P54"><text:span text:style-name="T15">※</text:span><text:span text:style-name="T5"> seh</text:span></text:p>
          </table:table-cell>
          <table:table-cell table:style-name="Tabelle14.D1" office:value-type="string">
            <text:p text:style-name="P57">er sieht</text:p>
          </table:table-cell>
          <table:table-cell table:style-name="Tabelle14.E2" office:value-type="string">
            <text:p text:style-name="P57">"he sees"</text:p>
          </table:table-cell>
          <table:table-cell table:style-name="Tabelle14.F2" office:value-type="string">
            <text:p text:style-name="P58"><text:span text:style-name="T17">※ </text:span>sieh</text:p>
          </table:table-cell>
          <table:table-cell table:style-name="Tabelle14.G1" office:value-type="string">
            <text:p text:style-name="P56"><text:span text:style-name="T27">Sieh</text:span>! </text:p>
          </table:table-cell>
          <table:table-cell table:style-name="Tabelle14.H2" office:value-type="string">
            <text:p text:style-name="P56">"See!"</text:p>
          </table:table-cell>
          <table:table-cell table:style-name="Tabelle14.I1" office:value-type="string">
            <text:p text:style-name="P56">er <text:span text:style-name="T27">sah</text:span> </text:p>
          </table:table-cell>
          <table:table-cell table:style-name="Tabelle14.J2" office:value-type="string">
            <text:p text:style-name="P56">"he saw" </text:p>
          </table:table-cell>
          <table:table-cell table:style-name="Tabelle14.K2" office:value-type="string">
            <text:p text:style-name="P59">※ säh</text:p>
          </table:table-cell>
          <table:table-cell table:style-name="Tabelle14.G1" office:value-type="string">
            <text:p text:style-name="P56">gesehen <text:span text:style-name="T8">haben</text:span></text:p>
          </table:table-cell>
          <table:table-cell table:style-name="Tabelle14.H2" office:value-type="string">
            <text:p text:style-name="P56">"to have seen"</text:p>
          </table:table-cell>
        </table:table-row>
        <table:table-row>
          <table:table-cell table:style-name="Tabelle14.A3" office:value-type="string">
            <text:p text:style-name="P54">fahren </text:p>
          </table:table-cell>
          <table:table-cell table:style-name="Tabelle14.B3" office:value-type="string">
            <text:p text:style-name="P54">"to drive"</text:p>
          </table:table-cell>
          <table:table-cell table:style-name="Tabelle14.C3" office:value-type="string">
            <text:p text:style-name="P54"><text:span text:style-name="T15">※</text:span><text:span text:style-name="T5"> fahr</text:span></text:p>
          </table:table-cell>
          <table:table-cell table:style-name="Tabelle14.D3" office:value-type="string">
            <text:p text:style-name="P57">er fährt</text:p>
          </table:table-cell>
          <table:table-cell table:style-name="Tabelle14.E3" office:value-type="string">
            <text:p text:style-name="P57">"he drives"</text:p>
          </table:table-cell>
          <table:table-cell table:style-name="Tabelle14.F3" office:value-type="string">
            <text:p text:style-name="P58"><text:span text:style-name="T17">※ </text:span>fähr</text:p>
          </table:table-cell>
          <table:table-cell table:style-name="Tabelle14.G3" office:value-type="string">
            <text:p text:style-name="P56"><text:span text:style-name="T27">Fahr</text:span>! </text:p>
          </table:table-cell>
          <table:table-cell table:style-name="Tabelle14.H3" office:value-type="string">
            <text:p text:style-name="P56">"Drive!"</text:p>
          </table:table-cell>
          <table:table-cell table:style-name="Tabelle14.I3" office:value-type="string">
            <text:p text:style-name="P56">er <text:span text:style-name="T27">fuhr</text:span> </text:p>
          </table:table-cell>
          <table:table-cell table:style-name="Tabelle14.J3" office:value-type="string">
            <text:p text:style-name="P56">"he drove" </text:p>
          </table:table-cell>
          <table:table-cell table:style-name="Tabelle14.K3" office:value-type="string">
            <text:p text:style-name="P59">※ führ</text:p>
          </table:table-cell>
          <table:table-cell table:style-name="Tabelle14.G3" office:value-type="string">
            <text:p text:style-name="P56">gefahren <text:span text:style-name="T8">sein</text:span></text:p>
          </table:table-cell>
          <table:table-cell table:style-name="Tabelle14.H3" office:value-type="string">
            <text:p text:style-name="P56">"to have driven"</text:p>
          </table:table-cell>
        </table:table-row>
        <table:table-row>
          <table:table-cell table:style-name="Tabelle14.A3" office:value-type="string">
            <text:p text:style-name="P54">geben </text:p>
          </table:table-cell>
          <table:table-cell table:style-name="Tabelle14.B3" office:value-type="string">
            <text:p text:style-name="P54">"to give"</text:p>
          </table:table-cell>
          <table:table-cell table:style-name="Tabelle14.C3" office:value-type="string">
            <text:p text:style-name="P54"><text:span text:style-name="T15">※</text:span><text:span text:style-name="T5"> geb</text:span></text:p>
          </table:table-cell>
          <table:table-cell table:style-name="Tabelle14.D3" office:value-type="string">
            <text:p text:style-name="P57">er gibt</text:p>
          </table:table-cell>
          <table:table-cell table:style-name="Tabelle14.E3" office:value-type="string">
            <text:p text:style-name="P57">"he gives"</text:p>
          </table:table-cell>
          <table:table-cell table:style-name="Tabelle14.F3" office:value-type="string">
            <text:p text:style-name="P58"><text:span text:style-name="T17">※ </text:span>gib</text:p>
          </table:table-cell>
          <table:table-cell table:style-name="Tabelle14.G3" office:value-type="string">
            <text:p text:style-name="P56"><text:span text:style-name="T27">Gib</text:span>! </text:p>
          </table:table-cell>
          <table:table-cell table:style-name="Tabelle14.H3" office:value-type="string">
            <text:p text:style-name="P56">"Give!"</text:p>
          </table:table-cell>
          <table:table-cell table:style-name="Tabelle14.I3" office:value-type="string">
            <text:p text:style-name="P56">er <text:span text:style-name="T29">gab</text:span> </text:p>
          </table:table-cell>
          <table:table-cell table:style-name="Tabelle14.J3" office:value-type="string">
            <text:p text:style-name="P56">"he gave"</text:p>
          </table:table-cell>
          <table:table-cell table:style-name="Tabelle14.K3" office:value-type="string">
            <text:p text:style-name="P59">※ gäb</text:p>
          </table:table-cell>
          <table:table-cell table:style-name="Tabelle14.G3" office:value-type="string">
            <text:p text:style-name="P56">gegeben <text:span text:style-name="T8">haben</text:span> </text:p>
          </table:table-cell>
          <table:table-cell table:style-name="Tabelle14.H3" office:value-type="string">
            <text:p text:style-name="P56">"to have given"</text:p>
          </table:table-cell>
        </table:table-row>
        <table:table-row>
          <table:table-cell table:style-name="Tabelle14.A3" office:value-type="string">
            <text:p text:style-name="P54">gehen </text:p>
          </table:table-cell>
          <table:table-cell table:style-name="Tabelle14.B3" office:value-type="string">
            <text:p text:style-name="P54">"to go"</text:p>
          </table:table-cell>
          <table:table-cell table:style-name="Tabelle14.C3" office:value-type="string">
            <text:p text:style-name="P54"><text:span text:style-name="T15">※</text:span><text:span text:style-name="T5"> geh</text:span></text:p>
          </table:table-cell>
          <table:table-cell table:style-name="Tabelle14.D3" office:value-type="string">
            <text:p text:style-name="P57">er geht</text:p>
          </table:table-cell>
          <table:table-cell table:style-name="Tabelle14.E3" office:value-type="string">
            <text:p text:style-name="P57">"he goes"</text:p>
          </table:table-cell>
          <table:table-cell table:style-name="Tabelle14.F3" office:value-type="string">
            <text:p text:style-name="P58"><text:span text:style-name="T17">※ </text:span>geh</text:p>
          </table:table-cell>
          <table:table-cell table:style-name="Tabelle14.G3" office:value-type="string">
            <text:p text:style-name="P56"><text:span text:style-name="T27">Geh</text:span>! </text:p>
          </table:table-cell>
          <table:table-cell table:style-name="Tabelle14.H3" office:value-type="string">
            <text:p text:style-name="P56">"Go!"</text:p>
          </table:table-cell>
          <table:table-cell table:style-name="Tabelle14.I3" office:value-type="string">
            <text:p text:style-name="P56">er <text:span text:style-name="T27">ging</text:span> </text:p>
          </table:table-cell>
          <table:table-cell table:style-name="Tabelle14.J3" office:value-type="string">
            <text:p text:style-name="P56">"he went" </text:p>
          </table:table-cell>
          <table:table-cell table:style-name="Tabelle14.K3" office:value-type="string">
            <text:p text:style-name="P59">※ ging (!)</text:p>
          </table:table-cell>
          <table:table-cell table:style-name="Tabelle14.G3" office:value-type="string">
            <text:p text:style-name="P56">gegangen <text:span text:style-name="T8">sein</text:span></text:p>
          </table:table-cell>
          <table:table-cell table:style-name="Tabelle14.H3" office:value-type="string">
            <text:p text:style-name="P56">"to have gone"</text:p>
          </table:table-cell>
        </table:table-row>
        <table:table-row>
          <table:table-cell table:style-name="Tabelle14.A3" office:value-type="string">
            <text:p text:style-name="P54">stoßen </text:p>
          </table:table-cell>
          <table:table-cell table:style-name="Tabelle14.B3" office:value-type="string">
            <text:p text:style-name="P54">"to push"</text:p>
          </table:table-cell>
          <table:table-cell table:style-name="Tabelle14.C3" office:value-type="string">
            <text:p text:style-name="P54"><text:span text:style-name="T15">※</text:span><text:span text:style-name="T5"> stoß</text:span></text:p>
          </table:table-cell>
          <table:table-cell table:style-name="Tabelle14.D3" office:value-type="string">
            <text:p text:style-name="P57">er stößt</text:p>
          </table:table-cell>
          <table:table-cell table:style-name="Tabelle14.E3" office:value-type="string">
            <text:p text:style-name="P57">"he pushes"</text:p>
          </table:table-cell>
          <table:table-cell table:style-name="Tabelle14.F3" office:value-type="string">
            <text:p text:style-name="P58"><text:span text:style-name="T17">※ </text:span>stöß</text:p>
          </table:table-cell>
          <table:table-cell table:style-name="Tabelle14.G3" office:value-type="string">
            <text:p text:style-name="P56"><text:span text:style-name="T27">Stoß</text:span>! </text:p>
          </table:table-cell>
          <table:table-cell table:style-name="Tabelle14.H3" office:value-type="string">
            <text:p text:style-name="P56">"Push!"</text:p>
          </table:table-cell>
          <table:table-cell table:style-name="Tabelle14.I3" office:value-type="string">
            <text:p text:style-name="P56">er <text:span text:style-name="T27">stieß</text:span> </text:p>
          </table:table-cell>
          <table:table-cell table:style-name="Tabelle14.J3" office:value-type="string">
            <text:p text:style-name="P56">"he pushed" </text:p>
          </table:table-cell>
          <table:table-cell table:style-name="Tabelle14.K3" office:value-type="string">
            <text:p text:style-name="P59">※ stieß (!)</text:p>
          </table:table-cell>
          <table:table-cell table:style-name="Tabelle14.G3" office:value-type="string">
            <text:p text:style-name="P56">gestoßen <text:span text:style-name="T8">haben</text:span></text:p>
          </table:table-cell>
          <table:table-cell table:style-name="Tabelle14.H3" office:value-type="string">
            <text:p text:style-name="P56">"to have pushed"</text:p>
          </table:table-cell>
        </table:table-row>
        <table:table-row>
          <table:table-cell table:style-name="Tabelle14.A3" office:value-type="string">
            <text:p text:style-name="P54">frieren </text:p>
          </table:table-cell>
          <table:table-cell table:style-name="Tabelle14.B3" office:value-type="string">
            <text:p text:style-name="P54">"to feel cold"</text:p>
          </table:table-cell>
          <table:table-cell table:style-name="Tabelle14.C3" office:value-type="string">
            <text:p text:style-name="P54"><text:span text:style-name="T15">※</text:span><text:span text:style-name="T5"> frier</text:span></text:p>
          </table:table-cell>
          <table:table-cell table:style-name="Tabelle14.D3" office:value-type="string">
            <text:p text:style-name="P57">er friert</text:p>
          </table:table-cell>
          <table:table-cell table:style-name="Tabelle14.E3" office:value-type="string">
            <text:p text:style-name="P57">"he feels cold"</text:p>
          </table:table-cell>
          <table:table-cell table:style-name="Tabelle14.F3" office:value-type="string">
            <text:p text:style-name="P58"><text:span text:style-name="T17">※</text:span> frier</text:p>
          </table:table-cell>
          <table:table-cell table:style-name="Tabelle14.G3" office:value-type="string">
            <text:p text:style-name="P56"><text:span text:style-name="T27">Frier</text:span>! </text:p>
          </table:table-cell>
          <table:table-cell table:style-name="Tabelle14.H3" office:value-type="string">
            <text:p text:style-name="P56">"Feel cold!"</text:p>
          </table:table-cell>
          <table:table-cell table:style-name="Tabelle14.I3" office:value-type="string">
            <text:p text:style-name="P56">er <text:span text:style-name="T27">fror</text:span> </text:p>
          </table:table-cell>
          <table:table-cell table:style-name="Tabelle14.J3" office:value-type="string">
            <text:p text:style-name="P56">"he felt cold" </text:p>
          </table:table-cell>
          <table:table-cell table:style-name="Tabelle14.K3" office:value-type="string">
            <text:p text:style-name="P59">※ frör</text:p>
          </table:table-cell>
          <table:table-cell table:style-name="Tabelle14.G3" office:value-type="string">
            <text:p text:style-name="P56">gefroren <text:span text:style-name="T8">haben</text:span></text:p>
          </table:table-cell>
          <table:table-cell table:style-name="Tabelle14.H3" office:value-type="string">
            <text:p text:style-name="P56">"to have felt cold"</text:p>
          </table:table-cell>
        </table:table-row>
      </table:table>
      <text:p text:style-name="P1"/>
      <text:p text:style-name="P1">Using these forms, you can form all other forms of a "strong" verb (i.e. irregular verb).</text:p>
      <text:p text:style-name="P9"><text:soft-page-break/>The non-synthetic tenses and moods of the "strong" verb, i.e. the tenses and moods being formed by merely altering the form of the verb itself</text:p>
      <text:p text:style-name="P1"/>
      <table:table table:name="Tabelle7" table:style-name="Tabelle7">
        <table:table-column table:style-name="Tabelle7.A" table:number-columns-repeated="4"/>
        <table:table-column table:style-name="Tabelle7.E"/>
        <table:table-column table:style-name="Tabelle7.A" table:number-columns-repeated="3"/>
        <table:table-column table:style-name="Tabelle7.I"/>
        <table:table-row>
          <table:table-cell table:style-name="Tabelle7.A1" table:number-rows-spanned="2" office:value-type="string">
            <text:p text:style-name="P31"/>
          </table:table-cell>
          <table:table-cell table:style-name="Tabelle7.A1" office:value-type="string">
            <text:p text:style-name="P31">number ⇨</text:p>
          </table:table-cell>
          <table:table-cell table:style-name="Tabelle7.A1" table:number-columns-spanned="4" office:value-type="string">
            <text:p text:style-name="P31">singular</text:p>
          </table:table-cell>
          <table:covered-table-cell/>
          <table:covered-table-cell/>
          <table:covered-table-cell/>
          <table:table-cell table:style-name="Tabelle7.G1" table:number-columns-spanned="3" office:value-type="string">
            <text:p text:style-name="P31">plural</text:p>
          </table:table-cell>
          <table:covered-table-cell/>
          <table:covered-table-cell/>
        </table:table-row>
        <table:table-row>
          <table:covered-table-cell/>
          <table:table-cell table:style-name="Tabelle7.B2" office:value-type="string">
            <text:p text:style-name="P31">person ⇨</text:p>
          </table:table-cell>
          <table:table-cell table:style-name="Tabelle7.B2" office:value-type="string">
            <text:p text:style-name="P31">1st</text:p>
          </table:table-cell>
          <table:table-cell table:style-name="Tabelle7.B2" office:value-type="string">
            <text:p text:style-name="P37">2nd</text:p>
          </table:table-cell>
          <table:table-cell table:style-name="Tabelle7.B2" office:value-type="string">
            <text:p text:style-name="P61">2nd <text:span text:style-name="T1">polite</text:span></text:p>
          </table:table-cell>
          <table:table-cell table:style-name="Tabelle7.B2" office:value-type="string">
            <text:p text:style-name="P31">3rd</text:p>
          </table:table-cell>
          <table:table-cell table:style-name="Tabelle7.B2" office:value-type="string">
            <text:p text:style-name="P31">1st</text:p>
          </table:table-cell>
          <table:table-cell table:style-name="Tabelle7.B2" office:value-type="string">
            <text:p text:style-name="P31">2nd</text:p>
          </table:table-cell>
          <table:table-cell table:style-name="Tabelle7.I2" office:value-type="string">
            <text:p text:style-name="P61">3rd</text:p>
          </table:table-cell>
        </table:table-row>
        <table:table-row>
          <table:table-cell table:style-name="Tabelle7.B2" table:number-rows-spanned="2" office:value-type="string">
            <text:p text:style-name="P31">tense and</text:p>
            <text:p text:style-name="P43">mood</text:p>
          </table:table-cell>
          <table:table-cell table:style-name="Tabelle7.B2" office:value-type="string">
            <text:p text:style-name="P31">pronoun ⇨</text:p>
          </table:table-cell>
          <table:table-cell table:style-name="Tabelle7.B2" table:number-rows-spanned="2" office:value-type="string">
            <text:p text:style-name="P31">ich</text:p>
            <text:p text:style-name="P31">"I"</text:p>
          </table:table-cell>
          <table:table-cell table:style-name="Tabelle7.B2" table:number-rows-spanned="2" office:value-type="string">
            <text:p text:style-name="P31">du </text:p>
            <text:p text:style-name="P31">"you<text:span text:style-name="T14">"</text:span></text:p>
          </table:table-cell>
          <table:table-cell table:style-name="Tabelle7.B2" table:number-rows-spanned="2" office:value-type="string">
            <text:p text:style-name="P61">Sie</text:p>
            <text:p text:style-name="P61">"you"</text:p>
          </table:table-cell>
          <table:table-cell table:style-name="Tabelle7.B2" table:number-rows-spanned="2" office:value-type="string">
            <text:p text:style-name="P31">er, <text:span text:style-name="T19">sie</text:span>, es</text:p>
            <text:p text:style-name="P31">"he, she, it"</text:p>
          </table:table-cell>
          <table:table-cell table:style-name="Tabelle7.B2" table:number-rows-spanned="2" office:value-type="string">
            <text:p text:style-name="P31">wir</text:p>
            <text:p text:style-name="P31">"we"</text:p>
          </table:table-cell>
          <table:table-cell table:style-name="Tabelle7.B2" table:number-rows-spanned="2" office:value-type="string">
            <text:p text:style-name="P31">ihr</text:p>
            <text:p text:style-name="P31">"you"</text:p>
          </table:table-cell>
          <table:table-cell table:style-name="Tabelle7.I2" table:number-rows-spanned="2" office:value-type="string">
            <text:p text:style-name="P61">sie</text:p>
            <text:p text:style-name="P61">"they"</text:p>
          </table:table-cell>
        </table:table-row>
        <table:table-row>
          <table:covered-table-cell/>
          <table:table-cell table:style-name="Tabelle7.B2" office:value-type="string">
            <text:p text:style-name="P31">meaning ⇩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e7.B2" office:value-type="string">
            <text:p text:style-name="P34">present</text:p>
            <text:p text:style-name="P42">imperative</text:p>
          </table:table-cell>
          <table:table-cell table:style-name="Tabelle7.B2" office:value-type="string">
            <text:p text:style-name="P31">"Walk!"</text:p>
          </table:table-cell>
          <table:table-cell table:style-name="Tabelle7.C5" office:value-type="string">
            <text:p text:style-name="P52"/>
          </table:table-cell>
          <table:table-cell table:style-name="Tabelle7.B2" office:value-type="string">
            <text:p text:style-name="P27">IMP</text:p>
            <text:p text:style-name="P28"/>
          </table:table-cell>
          <table:table-cell table:style-name="Tabelle7.E5" office:value-type="string">
            <text:p text:style-name="P29">INF</text:p>
          </table:table-cell>
          <table:table-cell table:style-name="Tabelle7.C5" office:value-type="string">
            <text:p text:style-name="P52"/>
          </table:table-cell>
          <table:table-cell table:style-name="Tabelle7.C5" office:value-type="string">
            <text:p text:style-name="P52"/>
          </table:table-cell>
          <table:table-cell table:style-name="Tabelle7.H5" office:value-type="string">
            <text:p text:style-name="P52">PRS1 </text:p>
            <text:p text:style-name="P52">+ <text:span text:style-name="T26">t</text:span></text:p>
          </table:table-cell>
          <table:table-cell table:style-name="Tabelle7.I5" office:value-type="string">
            <text:p text:style-name="P25"/>
          </table:table-cell>
        </table:table-row>
        <table:table-row>
          <table:table-cell table:style-name="Tabelle7.B2" office:value-type="string">
            <text:p text:style-name="P34">present</text:p>
            <text:p text:style-name="P42">indicative</text:p>
          </table:table-cell>
          <table:table-cell table:style-name="Tabelle7.B2" office:value-type="string">
            <text:p text:style-name="P31">"I walk."</text:p>
            <text:p text:style-name="P31">"I am walking."</text:p>
          </table:table-cell>
          <table:table-cell table:style-name="Tabelle7.H5" office:value-type="string">
            <text:p text:style-name="P52">PRS1 </text:p>
            <text:p text:style-name="P52">+ e</text:p>
          </table:table-cell>
          <table:table-cell table:style-name="Tabelle7.D6" office:value-type="string">
            <text:p text:style-name="P5">PRS2</text:p>
            <text:p text:style-name="P52">+ <text:span text:style-name="T26">st</text:span></text:p>
          </table:table-cell>
          <table:table-cell table:style-name="Tabelle7.E5" office:value-type="string">
            <text:p text:style-name="P29">INF</text:p>
          </table:table-cell>
          <table:table-cell table:style-name="Tabelle7.D6" office:value-type="string">
            <text:p text:style-name="P5">PRS2</text:p>
            <text:p text:style-name="P52">+ <text:span text:style-name="T26">t</text:span></text:p>
          </table:table-cell>
          <table:table-cell table:style-name="Tabelle7.E5" office:value-type="string">
            <text:p text:style-name="P29">INF</text:p>
          </table:table-cell>
          <table:table-cell table:style-name="Tabelle7.H5" office:value-type="string">
            <text:p text:style-name="P5">PRS1</text:p>
            <text:p text:style-name="P52">+ <text:span text:style-name="T26">t</text:span></text:p>
          </table:table-cell>
          <table:table-cell table:style-name="Tabelle7.I6" office:value-type="string">
            <text:p text:style-name="P29">INF</text:p>
          </table:table-cell>
        </table:table-row>
        <table:table-row>
          <table:table-cell table:style-name="Tabelle7.A7" office:value-type="string">
            <text:p text:style-name="P34">present <text:span text:style-name="T8">subjunctive</text:span></text:p>
          </table:table-cell>
          <table:table-cell table:style-name="Tabelle7.A7" office:value-type="string">
            <text:p text:style-name="P66">TO BE DONE</text:p>
            <text:p text:style-name="P66"/>
          </table:table-cell>
          <table:table-cell table:style-name="Tabelle7.H5" office:value-type="string">
            <text:p text:style-name="P5">PRS1</text:p>
            <text:p text:style-name="P52">+ e</text:p>
          </table:table-cell>
          <table:table-cell table:style-name="Tabelle7.H5" office:value-type="string">
            <text:p text:style-name="P5">PRS1</text:p>
            <text:p text:style-name="P52">+ est</text:p>
          </table:table-cell>
          <table:table-cell table:style-name="Tabelle7.E5" office:value-type="string">
            <text:p text:style-name="P29">INF</text:p>
          </table:table-cell>
          <table:table-cell table:style-name="Tabelle7.H5" office:value-type="string">
            <text:p text:style-name="P5">PRS1</text:p>
            <text:p text:style-name="P52">+ e</text:p>
          </table:table-cell>
          <table:table-cell table:style-name="Tabelle7.E5" office:value-type="string">
            <text:p text:style-name="P29">INF</text:p>
          </table:table-cell>
          <table:table-cell table:style-name="Tabelle7.H5" office:value-type="string">
            <text:p text:style-name="P5">PRS1</text:p>
            <text:p text:style-name="P52">+ et</text:p>
          </table:table-cell>
          <table:table-cell table:style-name="Tabelle7.I6" office:value-type="string">
            <text:p text:style-name="P29">INF</text:p>
          </table:table-cell>
        </table:table-row>
        <table:table-row>
          <table:table-cell table:style-name="Tabelle7.A7" office:value-type="string">
            <text:p text:style-name="P34">preterite <text:span text:style-name="T8">indicative</text:span></text:p>
          </table:table-cell>
          <table:table-cell table:style-name="Tabelle7.A7" office:value-type="string">
            <text:p text:style-name="P31">"I walked."</text:p>
          </table:table-cell>
          <table:table-cell table:style-name="Tabelle7.C8" office:value-type="string">
            <text:p text:style-name="P27">PTT</text:p>
          </table:table-cell>
          <table:table-cell table:style-name="Tabelle7.C8" office:value-type="string">
            <text:p text:style-name="P5">PTT</text:p>
            <text:p text:style-name="P52">+ <text:span text:style-name="T26">st</text:span></text:p>
          </table:table-cell>
          <table:table-cell table:style-name="Tabelle7.C8" office:value-type="string">
            <text:p text:style-name="P5">PTT</text:p>
            <text:p text:style-name="P52">+ en</text:p>
          </table:table-cell>
          <table:table-cell table:style-name="Tabelle7.C8" office:value-type="string">
            <text:p text:style-name="P27">PTT</text:p>
          </table:table-cell>
          <table:table-cell table:style-name="Tabelle7.C8" office:value-type="string">
            <text:p text:style-name="P5">PTT</text:p>
            <text:p text:style-name="P52">+ en</text:p>
          </table:table-cell>
          <table:table-cell table:style-name="Tabelle7.C8" office:value-type="string">
            <text:p text:style-name="P5">PTT</text:p>
            <text:p text:style-name="P52">+ <text:span text:style-name="T26">t</text:span></text:p>
          </table:table-cell>
          <table:table-cell table:style-name="Tabelle7.I8" office:value-type="string">
            <text:p text:style-name="P5">PTT</text:p>
            <text:p text:style-name="P52">+ en</text:p>
          </table:table-cell>
        </table:table-row>
        <table:table-row>
          <table:table-cell table:style-name="Tabelle7.A7" office:value-type="string">
            <text:p text:style-name="P34">preterite <text:span text:style-name="T8">subjunctive</text:span></text:p>
          </table:table-cell>
          <table:table-cell table:style-name="Tabelle7.A7" office:value-type="string">
            <text:p text:style-name="P31">"I would walk."</text:p>
          </table:table-cell>
          <table:table-cell table:style-name="Tabelle7.C9" office:value-type="string">
            <text:p text:style-name="P5">PTS</text:p>
            <text:p text:style-name="P52">+ e</text:p>
          </table:table-cell>
          <table:table-cell table:style-name="Tabelle7.C9" office:value-type="string">
            <text:p text:style-name="P5">PTS</text:p>
            <text:p text:style-name="P52">+ est</text:p>
          </table:table-cell>
          <table:table-cell table:style-name="Tabelle7.C9" office:value-type="string">
            <text:p text:style-name="P5">PTS</text:p>
            <text:p text:style-name="P5">+ en</text:p>
          </table:table-cell>
          <table:table-cell table:style-name="Tabelle7.C9" office:value-type="string">
            <text:p text:style-name="P5">PTS</text:p>
            <text:p text:style-name="P5">+ e</text:p>
          </table:table-cell>
          <table:table-cell table:style-name="Tabelle7.C9" office:value-type="string">
            <text:p text:style-name="P5">PTS</text:p>
            <text:p text:style-name="P5">+ en</text:p>
          </table:table-cell>
          <table:table-cell table:style-name="Tabelle7.C9" office:value-type="string">
            <text:p text:style-name="P5">PTS</text:p>
            <text:p text:style-name="P52">+ et</text:p>
          </table:table-cell>
          <table:table-cell table:style-name="Tabelle7.I9" office:value-type="string">
            <text:p text:style-name="P5">PTS</text:p>
            <text:p text:style-name="P5">+ en</text:p>
          </table:table-cell>
        </table:table-row>
      </table:table>
      <text:p text:style-name="P8"/>
      <text:p text:style-name="P13"/>
      <text:p text:style-name="P8"/>
      <text:p text:style-name="P8"/>
      <text:p text:style-name="P10"><text:soft-page-break/>General remarks on the use of these forms</text:p>
      <text:p text:style-name="P6"/>
      <text:p text:style-name="P2">1. Almost all forms must be preceded by the corresponding pronoun or noun. E. g. <text:span text:style-name="T8">ich sehe</text:span>, etc.</text:p>
      <text:p text:style-name="P2">2. <text:span text:style-name="T1">Exceptions</text:span> to this are:</text:p>
      <text:p text:style-name="P2">2.1. The <text:span text:style-name="T1">present</text:span> <text:span text:style-name="T1">imperative 2nd person singular and plural</text:span> is used without a corresponding pronoun or noun: <text:span text:style-name="T8">Sieh! Seht! </text:span>Etc.</text:p>
      <text:p text:style-name="P2">2.2. The <text:span text:style-name="T1">polite present</text:span> <text:span text:style-name="T1">imperative 2nd person singular</text:span> is followed by the corresponding pronoun: <text:span text:style-name="T9">Sehen</text:span><text:span text:style-name="T8"> Sie!</text:span></text:p>
      <text:p text:style-name="P1"/>
      <text:p text:style-name="P10">Tricks for every day speech</text:p>
      <text:p text:style-name="P1"/>
      <text:p text:style-name="P1">1. The <text:span text:style-name="T3">present subjunctive</text:span><text:span text:style-name="T13"> </text:span>can be freely replaced with the <text:span text:style-name="T1">present indicative</text:span>.</text:p>
      <text:p text:style-name="P1">2. The <text:span text:style-name="T3">preterite indicative</text:span> can be freely replaced with the <text:span text:style-name="T1">present</text:span> <text:span text:style-name="T1">perfect indicative</text:span>. (See the <text:span text:style-name="T8">synthetic</text:span> tenses and moods further below.)</text:p>
      <text:p text:style-name="P12">3. The <text:span text:style-name="T3">preterite subjunctive</text:span> can be freely replaced with the <text:span text:style-name="T1">"conditional III"</text:span>. (See the <text:span text:style-name="T8">synthetic</text:span> tenses and moods further below.)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21"><text:soft-page-break/><text:span text:style-name="T22">The </text:span><text:span text:style-name="T25">synthetic</text:span><text:span text:style-name="T22"> tenses and moods of </text:span><text:span text:style-name="T25">all</text:span><text:span text:style-name="T22"> verbs </text:span><text:span text:style-name="T23">(excluding the passive forms!)</text:span><text:span text:style-name="T22">, i.e. the tenses and moods being formed by adding an auxiliary verb to the verb in question</text:span></text:p>
      <text:p text:style-name="P8"/>
      <table:table table:name="Tabelle1" table:style-name="Tabelle1">
        <table:table-column table:style-name="Tabelle1.A"/>
        <table:table-column table:style-name="Tabelle1.B"/>
        <table:table-column table:style-name="Tabelle1.C"/>
        <table:table-row>
          <table:table-cell table:style-name="Tabelle1.A1" office:value-type="string">
            <text:p text:style-name="P35"/>
            <text:p text:style-name="P35">tense and <text:span text:style-name="T8">mood</text:span></text:p>
          </table:table-cell>
          <table:table-cell table:style-name="Tabelle1.A1" office:value-type="string">
            <text:p text:style-name="P35"/>
            <text:p text:style-name="P35">meaning</text:p>
          </table:table-cell>
          <table:table-cell table:style-name="Tabelle1.C1" office:value-type="string">
            <text:p text:style-name="P35">formula</text:p>
            <text:p text:style-name="P35"><text:span text:style-name="T8">auxiliary verb</text:span><text:note text:id="ftn6" text:note-class="footnote"><text:note-citation>6</text:note-citation><text:note-body><text:p text:style-name="P69">The table containing all forms of these auxiliary verbs can be found further below.</text:p></text:note-body></text:note> + verb form</text:p>
          </table:table-cell>
        </table:table-row>
        <table:table-row>
          <table:table-cell table:style-name="Tabelle1.A2" office:value-type="string">
            <text:p text:style-name="P50">"conditional III"</text:p>
          </table:table-cell>
          <table:table-cell table:style-name="Tabelle1.A2" office:value-type="string">
            <text:p text:style-name="P38">"I would walk."</text:p>
          </table:table-cell>
          <table:table-cell table:style-name="Tabelle1.C2" office:value-type="string">
            <text:p text:style-name="P38"><text:span text:style-name="T8">würde</text:span> + INF</text:p>
          </table:table-cell>
        </table:table-row>
        <table:table-row>
          <table:table-cell table:style-name="Tabelle1.A3" office:value-type="string">
            <text:p text:style-name="P50">future <text:span text:style-name="T8">indicative</text:span></text:p>
          </table:table-cell>
          <table:table-cell table:style-name="Tabelle1.A3" office:value-type="string">
            <text:p text:style-name="P38">"I will walk." or "I'm going to walk."</text:p>
          </table:table-cell>
          <table:table-cell table:style-name="Tabelle1.C3" office:value-type="string">
            <text:p text:style-name="P38"><text:span text:style-name="T8">werde </text:span><text:span text:style-name="T14">(1)</text:span><text:span text:style-name="T8"> </text:span>+ INF</text:p>
          </table:table-cell>
        </table:table-row>
        <table:table-row>
          <table:table-cell table:style-name="Tabelle1.A3" office:value-type="string">
            <text:p text:style-name="P50">future <text:span text:style-name="T10">subjunctive</text:span></text:p>
          </table:table-cell>
          <table:table-cell table:style-name="Tabelle1.A3" office:value-type="string">
            <text:p text:style-name="P38">"I would walk." (in the future)</text:p>
          </table:table-cell>
          <table:table-cell table:style-name="Tabelle1.C3" office:value-type="string">
            <text:p text:style-name="P38"><text:span text:style-name="T8">werde </text:span><text:span text:style-name="T14">(2)</text:span><text:span text:style-name="T8"> </text:span>+ INF</text:p>
          </table:table-cell>
        </table:table-row>
        <table:table-row>
          <table:table-cell table:style-name="Tabelle1.A5" office:value-type="string">
            <text:p text:style-name="P50">present perfect<text:note text:id="ftn7" text:note-class="footnote"><text:note-citation>7</text:note-citation><text:note-body><text:p text:style-name="P68">The present perfect is usually just called "perfect".</text:p></text:note-body></text:note> <text:span text:style-name="T8">indicative</text:span></text:p>
          </table:table-cell>
          <table:table-cell table:style-name="Tabelle1.A5" office:value-type="string">
            <text:p text:style-name="P38">"I have walked."</text:p>
          </table:table-cell>
          <table:table-cell table:style-name="Tabelle1.C5" office:value-type="string">
            <text:p text:style-name="P38"><text:span text:style-name="T8">habe </text:span><text:span text:style-name="T14">(1) </text:span><text:span text:style-name="T8">/ bin</text:span> + PPC</text:p>
          </table:table-cell>
        </table:table-row>
        <table:table-row>
          <table:table-cell table:style-name="Tabelle1.A3" office:value-type="string">
            <text:p text:style-name="P50">present perfect <text:span text:style-name="T8">subjunctive</text:span></text:p>
          </table:table-cell>
          <table:table-cell table:style-name="Tabelle1.A3" office:value-type="string">
            <text:p text:style-name="P38">"I would have walked."</text:p>
          </table:table-cell>
          <table:table-cell table:style-name="Tabelle1.C3" office:value-type="string">
            <text:p text:style-name="P38"><text:span text:style-name="T8">habe </text:span><text:span text:style-name="T14">(2) </text:span><text:span text:style-name="T8">/ sei</text:span> + PPC</text:p>
          </table:table-cell>
        </table:table-row>
        <table:table-row>
          <table:table-cell table:style-name="Tabelle1.A5" office:value-type="string">
            <text:p text:style-name="P50">preterite perfect<text:note text:id="ftn8" text:note-class="footnote"><text:note-citation>8</text:note-citation><text:note-body><text:p text:style-name="P68">Other names are "pluperfect" or "past perfect".</text:p></text:note-body></text:note> <text:span text:style-name="T8">indicative</text:span></text:p>
          </table:table-cell>
          <table:table-cell table:style-name="Tabelle1.A5" office:value-type="string">
            <text:p text:style-name="P38">"I had walked."</text:p>
          </table:table-cell>
          <table:table-cell table:style-name="Tabelle1.C5" office:value-type="string">
            <text:p text:style-name="P38"><text:span text:style-name="T8">hatte / war</text:span> + PPC</text:p>
          </table:table-cell>
        </table:table-row>
        <table:table-row>
          <table:table-cell table:style-name="Tabelle1.A5" office:value-type="string">
            <text:p text:style-name="P50">preterite perfect <text:span text:style-name="T8">subjunctive</text:span></text:p>
          </table:table-cell>
          <table:table-cell table:style-name="Tabelle1.A5" office:value-type="string">
            <text:p text:style-name="P38">"I would have walked." (in the past long ago)</text:p>
          </table:table-cell>
          <table:table-cell table:style-name="Tabelle1.C5" office:value-type="string">
            <text:p text:style-name="P38"><text:span text:style-name="T8">hätte / wäre</text:span> + PPC</text:p>
          </table:table-cell>
        </table:table-row>
        <table:table-row>
          <table:table-cell table:style-name="Tabelle1.A3" office:value-type="string">
            <text:p text:style-name="P50"><text:span text:style-name="T6">†</text:span>future perfect<text:note text:id="ftn9" text:note-class="footnote"><text:note-citation>9</text:note-citation><text:note-body><text:p text:style-name="P68">The future perfect is usually just called "future II".</text:p></text:note-body></text:note> <text:span text:style-name="T8">indicative</text:span></text:p>
          </table:table-cell>
          <table:table-cell table:style-name="Tabelle1.A3" office:value-type="string">
            <text:p text:style-name="P38">"I will have walked."</text:p>
          </table:table-cell>
          <table:table-cell table:style-name="Tabelle1.C3" office:value-type="string">
            <text:p text:style-name="P38"><text:span text:style-name="T8">werde </text:span><text:span text:style-name="T14">(1) </text:span>+ PPC ++ AUX</text:p>
          </table:table-cell>
        </table:table-row>
        <table:table-row>
          <table:table-cell table:style-name="Tabelle1.A3" office:value-type="string">
            <text:p text:style-name="P63">†future perfect <text:span text:style-name="T8">subjunctive</text:span></text:p>
          </table:table-cell>
          <table:table-cell table:style-name="Tabelle1.A3" office:value-type="string">
            <text:p text:style-name="P38">"I would have walked." (in the future)</text:p>
          </table:table-cell>
          <table:table-cell table:style-name="Tabelle1.C3" office:value-type="string">
            <text:p text:style-name="P38"><text:span text:style-name="T8">werde </text:span><text:span text:style-name="T14">(2)</text:span> + PPC ++ AUX</text:p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1"><text:soft-page-break/>General remarks on the use of these forms</text:p>
      <text:p text:style-name="P21">1. The <text:span text:style-name="T3">future perfect indicative and subjunctive</text:span><text:span text:style-name="T1"> </text:span><text:span text:style-name="T4">are</text:span> basically <text:span text:style-name="T1">not</text:span> used anymore in any way.</text:p>
      <text:p text:style-name="P21"/>
      <text:p text:style-name="P11">Tricks for every day speech</text:p>
      <text:p text:style-name="P21">1. The <text:span text:style-name="T3">future indicative</text:span> can be freely replaced with the <text:span text:style-name="T1">present indicative</text:span>, if you also add an <text:span text:style-name="T1">adverb denoting a moment in time in the future</text:span>.</text:p>
      <text:p text:style-name="P21">2. The <text:span text:style-name="T3">future subjunctive</text:span> can be freely replaced with the<text:span text:style-name="T13"> </text:span><text:span text:style-name="T3">future indicative</text:span>.</text:p>
      <text:p text:style-name="P21">3. <text:span text:style-name="T13">The </text:span><text:span text:style-name="T3">present perfect subjunctive</text:span><text:span text:style-name="T2"> </text:span><text:span text:style-name="T13">can be freely replaced with the </text:span><text:span text:style-name="T2">present perfect indicative</text:span><text:span text:style-name="T13">.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8"><text:soft-page-break/>The passive (always formed synthetically)</text:p>
      <text:p text:style-name="P24"/>
      <text:p text:style-name="P22">The passive can in general be completely avoided by formulating your sentence differently.</text:p>
      <text:p text:style-name="P23"/>
      <table:table table:name="Tabelle3" table:style-name="Tabelle3">
        <table:table-column table:style-name="Tabelle3.A"/>
        <table:table-column table:style-name="Tabelle3.B"/>
        <table:table-column table:style-name="Tabelle3.C"/>
        <table:table-row>
          <table:table-cell table:style-name="Tabelle3.A1" office:value-type="string">
            <text:p text:style-name="P45"><text:span text:style-name="T1">passive</text:span> form</text:p>
            <text:p text:style-name="P45">(tense and <text:span text:style-name="T8">mood</text:span>)</text:p>
          </table:table-cell>
          <table:table-cell table:style-name="Tabelle3.A1" office:value-type="string">
            <text:p text:style-name="P45">meaning</text:p>
          </table:table-cell>
          <table:table-cell table:style-name="Tabelle3.C1" office:value-type="string">
            <text:p text:style-name="P45">formula</text:p>
            <text:p text:style-name="P45"><text:span text:style-name="T8">auxiliary verb</text:span> + verb form<text:span text:style-name="T8"> (</text:span>+ <text:span text:style-name="T8">auxiliary verb(s))</text:span></text:p>
          </table:table-cell>
        </table:table-row>
        <table:table-row>
          <table:table-cell table:style-name="Tabelle3.A2" office:value-type="string">
            <text:p text:style-name="P46">present <text:span text:style-name="T8">imperative</text:span></text:p>
            <text:p text:style-name="P65">(this form doesn't exist for the 2nd singular polite)</text:p>
          </table:table-cell>
          <table:table-cell table:style-name="Tabelle3.A2" office:value-type="string">
            <text:p text:style-name="P47">"Be kissed!"</text:p>
          </table:table-cell>
          <table:table-cell table:style-name="Tabelle3.C2" office:value-type="string">
            <text:p text:style-name="P47"><text:span text:style-name="T8">Werde</text:span> + PPC ! (2nd singular)</text:p>
            <text:p text:style-name="P47"><text:span text:style-name="T8">Werdet</text:span> + PPC ! (2nd plural)<text:note text:id="ftn10" text:note-class="footnote"><text:note-citation>10</text:note-citation><text:note-body><text:p text:style-name="P68"><text:span text:style-name="T8">Werde! </text:span>= 2nd person singular present imperative, and <text:span text:style-name="T8">Werdet!</text:span> = 2nd person plural present imperative of <text:span text:style-name="T8">werden </text:span><text:span text:style-name="T14">"to become"</text:span>.</text:p></text:note-body></text:note></text:p>
          </table:table-cell>
        </table:table-row>
        <table:table-row>
          <table:table-cell table:style-name="Tabelle3.A2" office:value-type="string">
            <text:p text:style-name="P46">present <text:span text:style-name="T8">indicative</text:span></text:p>
          </table:table-cell>
          <table:table-cell table:style-name="Tabelle3.A2" office:value-type="string">
            <text:p text:style-name="P47">"I am (being) kissed."</text:p>
          </table:table-cell>
          <table:table-cell table:style-name="Tabelle3.C2" office:value-type="string">
            <text:p text:style-name="P47"><text:span text:style-name="T8">werde </text:span><text:span text:style-name="T14">(1) </text:span>+ PPC</text:p>
          </table:table-cell>
        </table:table-row>
        <table:table-row>
          <table:table-cell table:style-name="Tabelle3.A4" office:value-type="string">
            <text:p text:style-name="P46">present <text:span text:style-name="T8">subjunctive</text:span></text:p>
          </table:table-cell>
          <table:table-cell table:style-name="Tabelle3.A4" office:value-type="string">
            <text:p text:style-name="P48">TO BE DONE</text:p>
          </table:table-cell>
          <table:table-cell table:style-name="Tabelle3.C4" office:value-type="string">
            <text:p text:style-name="P47"><text:span text:style-name="T8">werde </text:span><text:span text:style-name="T14">(2) </text:span>+ PPC</text:p>
          </table:table-cell>
        </table:table-row>
        <table:table-row>
          <table:table-cell table:style-name="Tabelle3.A4" office:value-type="string">
            <text:p text:style-name="P46">preterite <text:span text:style-name="T8">indicative</text:span></text:p>
          </table:table-cell>
          <table:table-cell table:style-name="Tabelle3.A4" office:value-type="string">
            <text:p text:style-name="P47">"I was kissed."</text:p>
          </table:table-cell>
          <table:table-cell table:style-name="Tabelle3.C4" office:value-type="string">
            <text:p text:style-name="P47"><text:span text:style-name="T9">wurde</text:span> + PPC</text:p>
          </table:table-cell>
        </table:table-row>
        <table:table-row>
          <table:table-cell table:style-name="Tabelle3.A2" office:value-type="string">
            <text:p text:style-name="P46">preterite <text:span text:style-name="T8">subjunctive</text:span></text:p>
          </table:table-cell>
          <table:table-cell table:style-name="Tabelle3.A2" office:value-type="string">
            <text:p text:style-name="P47">"I would be kissed."</text:p>
          </table:table-cell>
          <table:table-cell table:style-name="Tabelle3.C2" office:value-type="string">
            <text:p text:style-name="P47"><text:span text:style-name="T8">würde</text:span> + PPC</text:p>
          </table:table-cell>
        </table:table-row>
        <table:table-row>
          <table:table-cell table:style-name="Tabelle3.A7" office:value-type="string">
            <text:p text:style-name="P67">"conditional III" doesn't exist in the passive</text:p>
          </table:table-cell>
          <table:table-cell table:style-name="Tabelle3.A7" office:value-type="string">
            <text:p text:style-name="P47"/>
          </table:table-cell>
          <table:table-cell table:style-name="Tabelle3.C7" office:value-type="string">
            <text:p text:style-name="P47"/>
          </table:table-cell>
        </table:table-row>
        <table:table-row>
          <table:table-cell table:style-name="Tabelle3.A4" office:value-type="string">
            <text:p text:style-name="P46">future <text:span text:style-name="T8">indicative</text:span></text:p>
          </table:table-cell>
          <table:table-cell table:style-name="Tabelle3.A4" office:value-type="string">
            <text:p text:style-name="P47">"I will be kissed." or "I'm going to be kissed."</text:p>
          </table:table-cell>
          <table:table-cell table:style-name="Tabelle3.C4" office:value-type="string">
            <text:p text:style-name="P47"><text:span text:style-name="T8">werde</text:span> (1) + PPC + <text:span text:style-name="T8">werden</text:span><text:span text:style-name="T14"><text:note text:id="ftn11" text:note-class="footnote"><text:note-citation>11</text:note-citation><text:note-body><text:p text:style-name="P68"><text:span text:style-name="T8">Werden</text:span> <text:span text:style-name="T14">"to become" </text:span>is an infinitive.</text:p></text:note-body></text:note></text:span></text:p>
          </table:table-cell>
        </table:table-row>
        <table:table-row>
          <table:table-cell table:style-name="Tabelle3.A4" office:value-type="string">
            <text:p text:style-name="P46">future <text:span text:style-name="T8">subjunctive</text:span></text:p>
          </table:table-cell>
          <table:table-cell table:style-name="Tabelle3.A4" office:value-type="string">
            <text:p text:style-name="P47">"I would be kissed." (in the future)</text:p>
          </table:table-cell>
          <table:table-cell table:style-name="Tabelle3.C4" office:value-type="string">
            <text:p text:style-name="P47"><text:span text:style-name="T8">werde</text:span> (2) + PPC + <text:span text:style-name="T8">werden</text:span></text:p>
          </table:table-cell>
        </table:table-row>
        <table:table-row>
          <table:table-cell table:style-name="Tabelle3.A2" office:value-type="string">
            <text:p text:style-name="P46">present perfect <text:span text:style-name="T8">indicative</text:span></text:p>
          </table:table-cell>
          <table:table-cell table:style-name="Tabelle3.A2" office:value-type="string">
            <text:p text:style-name="P47">"I have been kissed."</text:p>
          </table:table-cell>
          <table:table-cell table:style-name="Tabelle3.C2" office:value-type="string">
            <text:p text:style-name="P47"><text:span text:style-name="T8">bin</text:span> + PPC + <text:span text:style-name="T8">worden</text:span><text:span text:style-name="T14"><text:note text:id="ftn12" text:note-class="footnote"><text:note-citation>12</text:note-citation><text:note-body><text:p text:style-name="P68"><text:span text:style-name="T8">Worden</text:span> is an irregular PPC of <text:span text:style-name="T8">werden</text:span><text:span text:style-name="T14"> "to become".</text:span></text:p></text:note-body></text:note></text:span></text:p>
          </table:table-cell>
        </table:table-row>
        <table:table-row>
          <table:table-cell table:style-name="Tabelle3.A4" office:value-type="string">
            <text:p text:style-name="P46">present perfect <text:span text:style-name="T8">subjunctive</text:span></text:p>
          </table:table-cell>
          <table:table-cell table:style-name="Tabelle3.A4" office:value-type="string">
            <text:p text:style-name="P47">"I would have been kissed."</text:p>
          </table:table-cell>
          <table:table-cell table:style-name="Tabelle3.C4" office:value-type="string">
            <text:p text:style-name="P47"><text:span text:style-name="T8">sei</text:span> + PPC + <text:span text:style-name="T8">worden</text:span></text:p>
          </table:table-cell>
        </table:table-row>
        <table:table-row>
          <table:table-cell table:style-name="Tabelle3.A2" office:value-type="string">
            <text:p text:style-name="P46">preterite perfect <text:span text:style-name="T8">indicative</text:span></text:p>
          </table:table-cell>
          <table:table-cell table:style-name="Tabelle3.A2" office:value-type="string">
            <text:p text:style-name="P47">"I had been kissed."</text:p>
          </table:table-cell>
          <table:table-cell table:style-name="Tabelle3.C2" office:value-type="string">
            <text:p text:style-name="P47"><text:span text:style-name="T8">war</text:span> + PPC + <text:span text:style-name="T8">worden</text:span></text:p>
          </table:table-cell>
        </table:table-row>
        <table:table-row>
          <table:table-cell table:style-name="Tabelle3.A2" office:value-type="string">
            <text:p text:style-name="P46">preterite perfect <text:span text:style-name="T8">subjunctive</text:span></text:p>
          </table:table-cell>
          <table:table-cell table:style-name="Tabelle3.A2" office:value-type="string">
            <text:p text:style-name="P47">"I would have been kissed." (in the past long ago)</text:p>
          </table:table-cell>
          <table:table-cell table:style-name="Tabelle3.C2" office:value-type="string">
            <text:p text:style-name="P47"><text:span text:style-name="T8">wäre</text:span> + PPC + <text:span text:style-name="T8">worden</text:span></text:p>
          </table:table-cell>
        </table:table-row>
        <table:table-row>
          <table:table-cell table:style-name="Tabelle3.A4" office:value-type="string">
            <text:p text:style-name="P46"><text:span text:style-name="T6">†</text:span>future perfect <text:span text:style-name="T8">indicative</text:span></text:p>
          </table:table-cell>
          <table:table-cell table:style-name="Tabelle3.A4" office:value-type="string">
            <text:p text:style-name="P47">"I will have been kissed."</text:p>
          </table:table-cell>
          <table:table-cell table:style-name="Tabelle3.C4" office:value-type="string">
            <text:p text:style-name="P47"><text:span text:style-name="T8">werde</text:span> (1) + PPC + <text:span text:style-name="T8">worden</text:span> + <text:span text:style-name="T8">sein</text:span><text:span text:style-name="T14"><text:note text:id="ftn13" text:note-class="footnote"><text:note-citation>13</text:note-citation><text:note-body><text:p text:style-name="P68"><text:span text:style-name="T8">Sein</text:span> "to be" is an infinitive.</text:p></text:note-body></text:note></text:span></text:p>
          </table:table-cell>
        </table:table-row>
        <table:table-row>
          <table:table-cell table:style-name="Tabelle3.A4" office:value-type="string">
            <text:p text:style-name="P46"><text:span text:style-name="T6">†</text:span>future perfect <text:span text:style-name="T8">subjunctive</text:span></text:p>
          </table:table-cell>
          <table:table-cell table:style-name="Tabelle3.A4" office:value-type="string">
            <text:p text:style-name="P47">"I would have been kissed." (in the future)</text:p>
          </table:table-cell>
          <table:table-cell table:style-name="Tabelle3.C4" office:value-type="string">
            <text:p text:style-name="P47"><text:span text:style-name="T8">werde</text:span> (2) + PPC + <text:span text:style-name="T8">worden</text:span> + <text:span text:style-name="T8">sein</text:span></text:p>
          </table:table-cell>
        </table:table-row>
      </table:table>
      <text:p text:style-name="P10"/>
      <text:p text:style-name="P10"><text:soft-page-break/>General remarks on the use of these forms</text:p>
      <text:p text:style-name="P2"/>
      <text:p text:style-name="P2">1. Almost all forms must be preceded by the corresponding pronoun or noun. E. g. <text:span text:style-name="T8">ich werde geküsst</text:span>, etc.</text:p>
      <text:p text:style-name="P2">2. <text:span text:style-name="T1">Exception</text:span> to this is only:</text:p>
      <text:p text:style-name="P3">2.1. The <text:span text:style-name="T1">present</text:span> <text:span text:style-name="T1">imperative 2nd person singular and plural</text:span> is used without a corresponding pronoun or noun: <text:span text:style-name="T8">Werde geküsst! Werdet geküsst! </text:span><text:span text:style-name="T14">Etc.</text:span></text:p>
      <text:p text:style-name="P21">3. The <text:span text:style-name="T3">future perfect indicative and subjunctive</text:span><text:span text:style-name="T1"> </text:span><text:span text:style-name="T4">are</text:span> basically <text:span text:style-name="T1">not</text:span> used anymore in any way.</text:p>
      <text:p text:style-name="P1"/>
      <text:p text:style-name="P10">Tricks for every day speech</text:p>
      <text:p text:style-name="P1"/>
      <text:p text:style-name="P1">1. The <text:span text:style-name="T3">present subjunctive</text:span><text:span text:style-name="T13"> </text:span>can be freely replaced with the <text:span text:style-name="T1">present indicative</text:span>.</text:p>
      <text:p text:style-name="P1">2. The <text:span text:style-name="T3">preterite indicative</text:span> can be freely replaced with the <text:span text:style-name="T1">present</text:span> <text:span text:style-name="T1">perfect indicative</text:span>.</text:p>
      <text:p text:style-name="P21">3. The <text:span text:style-name="T3">future indicative</text:span> can be freely replaced with the <text:span text:style-name="T1">present indicative</text:span>, if you also add an <text:span text:style-name="T1">adverb denoting a moment in time in the future</text:span>.</text:p>
      <text:p text:style-name="P21">4. The <text:span text:style-name="T3">future subjunctive</text:span> can be freely replaced with the<text:span text:style-name="T13"> </text:span><text:span text:style-name="T3">future indicative</text:span>.</text:p>
      <text:p text:style-name="P3">5. The <text:span text:style-name="T3">present perfect subjunctive</text:span><text:span text:style-name="T1"> </text:span>can be freely replaced with the <text:span text:style-name="T1">present perfect indicative</text:span>.</text:p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8"><text:soft-page-break/>The highly irregular forms of the <text:span text:style-name="T1">mentioned auxiliary verbs</text:span></text:p>
      <text:p text:style-name="P8"/>
      <table:table table:name="Tabelle2" table:style-name="Tabelle2">
        <table:table-column table:style-name="Tabelle2.A"/>
        <table:table-column table:style-name="Tabelle2.B"/>
        <table:table-column table:style-name="Tabelle2.C"/>
        <table:table-column table:style-name="Tabelle2.D"/>
        <table:table-column table:style-name="Tabelle2.E"/>
        <table:table-column table:style-name="Tabelle2.A"/>
        <table:table-column table:style-name="Tabelle2.G"/>
        <table:table-column table:style-name="Tabelle2.H"/>
        <table:table-column table:style-name="Tabelle2.I"/>
        <table:table-column table:style-name="Tabelle2.J"/>
        <table:table-column table:style-name="Tabelle2.K"/>
        <table:table-column table:style-name="Tabelle2.L"/>
        <table:table-column table:style-name="Tabelle2.M"/>
        <table:table-row>
          <table:table-cell table:style-name="Tabelle2.A1" table:number-rows-spanned="4" office:value-type="string">
            <text:p text:style-name="P42"/>
          </table:table-cell>
          <table:table-cell table:style-name="Tabelle2.B1" table:number-columns-spanned="12" office:value-type="string">
            <text:p text:style-name="P34">the infinitives of the <text:span text:style-name="T1">mentioned auxiliary verbs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elle2.B2" table:number-columns-spanned="4" office:value-type="string">
            <text:p text:style-name="P34">werden</text:p>
          </table:table-cell>
          <table:covered-table-cell/>
          <table:covered-table-cell/>
          <table:covered-table-cell/>
          <table:table-cell table:style-name="Tabelle2.B2" table:number-columns-spanned="4" office:value-type="string">
            <text:p text:style-name="P34">haben</text:p>
          </table:table-cell>
          <table:covered-table-cell/>
          <table:covered-table-cell/>
          <table:covered-table-cell/>
          <table:table-cell table:style-name="Tabelle2.J2" table:number-columns-spanned="4" office:value-type="string">
            <text:p text:style-name="P34">sein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elle2.B2" office:value-type="string">
            <text:p text:style-name="P44">present indicative</text:p>
          </table:table-cell>
          <table:table-cell table:style-name="Tabelle2.C3" office:value-type="string">
            <text:p text:style-name="P18">present subjunctive</text:p>
          </table:table-cell>
          <table:table-cell table:style-name="Tabelle2.B2" office:value-type="string">
            <text:p text:style-name="P17">preterite indicative</text:p>
          </table:table-cell>
          <table:table-cell table:style-name="Tabelle2.B2" office:value-type="string">
            <text:p text:style-name="P17">preterite</text:p>
            <text:p text:style-name="P17">subjunctive</text:p>
          </table:table-cell>
          <table:table-cell table:style-name="Tabelle2.B2" office:value-type="string">
            <text:p text:style-name="P44">present indicative</text:p>
          </table:table-cell>
          <table:table-cell table:style-name="Tabelle2.B2" office:value-type="string">
            <text:p text:style-name="P19">present subjunctive</text:p>
          </table:table-cell>
          <table:table-cell table:style-name="Tabelle2.B2" office:value-type="string">
            <text:p text:style-name="P44">preterite indicative</text:p>
          </table:table-cell>
          <table:table-cell table:style-name="Tabelle2.B2" office:value-type="string">
            <text:p text:style-name="P17">preterite</text:p>
            <text:p text:style-name="P20">subjunctive</text:p>
          </table:table-cell>
          <table:table-cell table:style-name="Tabelle2.B2" office:value-type="string">
            <text:p text:style-name="P44">present indicative</text:p>
          </table:table-cell>
          <table:table-cell table:style-name="Tabelle2.B2" office:value-type="string">
            <text:p text:style-name="P19">present subjunctive</text:p>
          </table:table-cell>
          <table:table-cell table:style-name="Tabelle2.B2" office:value-type="string">
            <text:p text:style-name="P44">preterite</text:p>
            <text:p text:style-name="P44">indicative</text:p>
          </table:table-cell>
          <table:table-cell table:style-name="Tabelle2.J2" office:value-type="string">
            <text:p text:style-name="P17">preterite</text:p>
            <text:p text:style-name="P20">subjunctive</text:p>
          </table:table-cell>
        </table:table-row>
        <table:table-row>
          <table:covered-table-cell/>
          <table:table-cell table:style-name="Tabelle2.B2" office:value-type="string">
            <text:p text:style-name="P32">werde (1)</text:p>
          </table:table-cell>
          <table:table-cell table:style-name="Tabelle2.C3" office:value-type="string">
            <text:p text:style-name="P33">werde (2)</text:p>
          </table:table-cell>
          <table:table-cell table:style-name="Tabelle2.B2" office:value-type="string">
            <text:p text:style-name="P32">wurde</text:p>
          </table:table-cell>
          <table:table-cell table:style-name="Tabelle2.B2" office:value-type="string">
            <text:p text:style-name="P32">würde</text:p>
          </table:table-cell>
          <table:table-cell table:style-name="Tabelle2.B2" office:value-type="string">
            <text:p text:style-name="P32">habe (1)</text:p>
          </table:table-cell>
          <table:table-cell table:style-name="Tabelle2.B2" office:value-type="string">
            <text:p text:style-name="P32">habe (2)</text:p>
          </table:table-cell>
          <table:table-cell table:style-name="Tabelle2.B2" office:value-type="string">
            <text:p text:style-name="P32">hatte</text:p>
          </table:table-cell>
          <table:table-cell table:style-name="Tabelle2.B2" office:value-type="string">
            <text:p text:style-name="P32">hätte</text:p>
          </table:table-cell>
          <table:table-cell table:style-name="Tabelle2.B2" office:value-type="string">
            <text:p text:style-name="P32">bin</text:p>
          </table:table-cell>
          <table:table-cell table:style-name="Tabelle2.B2" office:value-type="string">
            <text:p text:style-name="P32">sei</text:p>
          </table:table-cell>
          <table:table-cell table:style-name="Tabelle2.B2" office:value-type="string">
            <text:p text:style-name="P32">war</text:p>
          </table:table-cell>
          <table:table-cell table:style-name="Tabelle2.J2" office:value-type="string">
            <text:p text:style-name="P32">wäre</text:p>
          </table:table-cell>
        </table:table-row>
        <table:table-row>
          <table:table-cell table:style-name="Tabelle2.B2" office:value-type="string">
            <text:p text:style-name="P62">ich</text:p>
            <text:p text:style-name="P62">"I"</text:p>
          </table:table-cell>
          <table:table-cell table:style-name="Tabelle2.B2" office:value-type="string">
            <text:p text:style-name="P49">werde</text:p>
          </table:table-cell>
          <table:table-cell table:style-name="Tabelle2.C3" office:value-type="string">
            <text:p text:style-name="P51">werde</text:p>
          </table:table-cell>
          <table:table-cell table:style-name="Tabelle2.B2" office:value-type="string">
            <text:p text:style-name="P49">wurde</text:p>
          </table:table-cell>
          <table:table-cell table:style-name="Tabelle2.B2" office:value-type="string">
            <text:p text:style-name="P49">würde</text:p>
          </table:table-cell>
          <table:table-cell table:style-name="Tabelle2.B2" office:value-type="string">
            <text:p text:style-name="P49">habe</text:p>
          </table:table-cell>
          <table:table-cell table:style-name="Tabelle2.B2" office:value-type="string">
            <text:p text:style-name="P49">habe</text:p>
          </table:table-cell>
          <table:table-cell table:style-name="Tabelle2.B2" office:value-type="string">
            <text:p text:style-name="P49">hatte</text:p>
          </table:table-cell>
          <table:table-cell table:style-name="Tabelle2.B2" office:value-type="string">
            <text:p text:style-name="P49">hätte</text:p>
          </table:table-cell>
          <table:table-cell table:style-name="Tabelle2.B2" office:value-type="string">
            <text:p text:style-name="P49">bin</text:p>
          </table:table-cell>
          <table:table-cell table:style-name="Tabelle2.B2" office:value-type="string">
            <text:p text:style-name="P49">sei</text:p>
          </table:table-cell>
          <table:table-cell table:style-name="Tabelle2.B2" office:value-type="string">
            <text:p text:style-name="P49">war</text:p>
          </table:table-cell>
          <table:table-cell table:style-name="Tabelle2.J2" office:value-type="string">
            <text:p text:style-name="P49">wäre</text:p>
          </table:table-cell>
        </table:table-row>
        <table:table-row>
          <table:table-cell table:style-name="Tabelle2.B2" office:value-type="string">
            <text:p text:style-name="P62">du</text:p>
            <text:p text:style-name="P62">"you"</text:p>
          </table:table-cell>
          <table:table-cell table:style-name="Tabelle2.B2" office:value-type="string">
            <text:p text:style-name="P49">wirst</text:p>
          </table:table-cell>
          <table:table-cell table:style-name="Tabelle2.C3" office:value-type="string">
            <text:p text:style-name="P51">werdest</text:p>
          </table:table-cell>
          <table:table-cell table:style-name="Tabelle2.B2" office:value-type="string">
            <text:p text:style-name="P49">wurdest</text:p>
          </table:table-cell>
          <table:table-cell table:style-name="Tabelle2.B2" office:value-type="string">
            <text:p text:style-name="P49">würdest</text:p>
          </table:table-cell>
          <table:table-cell table:style-name="Tabelle2.B2" office:value-type="string">
            <text:p text:style-name="P49">hast</text:p>
          </table:table-cell>
          <table:table-cell table:style-name="Tabelle2.B2" office:value-type="string">
            <text:p text:style-name="P49">habest</text:p>
          </table:table-cell>
          <table:table-cell table:style-name="Tabelle2.B2" office:value-type="string">
            <text:p text:style-name="P49">hattest</text:p>
          </table:table-cell>
          <table:table-cell table:style-name="Tabelle2.B2" office:value-type="string">
            <text:p text:style-name="P49">hättest</text:p>
          </table:table-cell>
          <table:table-cell table:style-name="Tabelle2.B2" office:value-type="string">
            <text:p text:style-name="P49">bist</text:p>
          </table:table-cell>
          <table:table-cell table:style-name="Tabelle2.B2" office:value-type="string">
            <text:p text:style-name="P49">seist</text:p>
          </table:table-cell>
          <table:table-cell table:style-name="Tabelle2.B2" office:value-type="string">
            <text:p text:style-name="P49">warst</text:p>
          </table:table-cell>
          <table:table-cell table:style-name="Tabelle2.J2" office:value-type="string">
            <text:p text:style-name="P49">wärest</text:p>
          </table:table-cell>
        </table:table-row>
        <table:table-row>
          <table:table-cell table:style-name="Tabelle2.B2" office:value-type="string">
            <text:p text:style-name="P62">Sie</text:p>
            <text:p text:style-name="P62">"you (polite)"</text:p>
          </table:table-cell>
          <table:table-cell table:style-name="Tabelle2.B2" office:value-type="string">
            <text:p text:style-name="P49">werden</text:p>
          </table:table-cell>
          <table:table-cell table:style-name="Tabelle2.C3" office:value-type="string">
            <text:p text:style-name="P51">werden</text:p>
          </table:table-cell>
          <table:table-cell table:style-name="Tabelle2.B2" office:value-type="string">
            <text:p text:style-name="P49">wurden</text:p>
          </table:table-cell>
          <table:table-cell table:style-name="Tabelle2.B2" office:value-type="string">
            <text:p text:style-name="P49">würden</text:p>
          </table:table-cell>
          <table:table-cell table:style-name="Tabelle2.B2" office:value-type="string">
            <text:p text:style-name="P49">haben</text:p>
          </table:table-cell>
          <table:table-cell table:style-name="Tabelle2.B2" office:value-type="string">
            <text:p text:style-name="P49">haben</text:p>
          </table:table-cell>
          <table:table-cell table:style-name="Tabelle2.B2" office:value-type="string">
            <text:p text:style-name="P49">hatten</text:p>
          </table:table-cell>
          <table:table-cell table:style-name="Tabelle2.B2" office:value-type="string">
            <text:p text:style-name="P49">hätten</text:p>
          </table:table-cell>
          <table:table-cell table:style-name="Tabelle2.B2" office:value-type="string">
            <text:p text:style-name="P49">sind</text:p>
          </table:table-cell>
          <table:table-cell table:style-name="Tabelle2.B2" office:value-type="string">
            <text:p text:style-name="P49">seien</text:p>
          </table:table-cell>
          <table:table-cell table:style-name="Tabelle2.B2" office:value-type="string">
            <text:p text:style-name="P49">waren</text:p>
          </table:table-cell>
          <table:table-cell table:style-name="Tabelle2.J2" office:value-type="string">
            <text:p text:style-name="P49">wären</text:p>
          </table:table-cell>
        </table:table-row>
        <table:table-row>
          <table:table-cell table:style-name="Tabelle2.B2" office:value-type="string">
            <text:p text:style-name="P62">er, sie, es "he, she, it"</text:p>
          </table:table-cell>
          <table:table-cell table:style-name="Tabelle2.B2" office:value-type="string">
            <text:p text:style-name="P49">wird</text:p>
          </table:table-cell>
          <table:table-cell table:style-name="Tabelle2.C3" office:value-type="string">
            <text:p text:style-name="P51">werde</text:p>
          </table:table-cell>
          <table:table-cell table:style-name="Tabelle2.B2" office:value-type="string">
            <text:p text:style-name="P49">wurde</text:p>
          </table:table-cell>
          <table:table-cell table:style-name="Tabelle2.B2" office:value-type="string">
            <text:p text:style-name="P49">würde</text:p>
          </table:table-cell>
          <table:table-cell table:style-name="Tabelle2.B2" office:value-type="string">
            <text:p text:style-name="P49">hat</text:p>
          </table:table-cell>
          <table:table-cell table:style-name="Tabelle2.B2" office:value-type="string">
            <text:p text:style-name="P49">habe</text:p>
          </table:table-cell>
          <table:table-cell table:style-name="Tabelle2.B2" office:value-type="string">
            <text:p text:style-name="P49">hatte</text:p>
          </table:table-cell>
          <table:table-cell table:style-name="Tabelle2.B2" office:value-type="string">
            <text:p text:style-name="P49">hätte</text:p>
          </table:table-cell>
          <table:table-cell table:style-name="Tabelle2.B2" office:value-type="string">
            <text:p text:style-name="P49">ist</text:p>
          </table:table-cell>
          <table:table-cell table:style-name="Tabelle2.B2" office:value-type="string">
            <text:p text:style-name="P49">sei</text:p>
          </table:table-cell>
          <table:table-cell table:style-name="Tabelle2.B2" office:value-type="string">
            <text:p text:style-name="P49">war</text:p>
          </table:table-cell>
          <table:table-cell table:style-name="Tabelle2.J2" office:value-type="string">
            <text:p text:style-name="P49">wäre</text:p>
          </table:table-cell>
        </table:table-row>
        <table:table-row>
          <table:table-cell table:style-name="Tabelle2.B2" office:value-type="string">
            <text:p text:style-name="P62">wir</text:p>
            <text:p text:style-name="P62">"we"</text:p>
          </table:table-cell>
          <table:table-cell table:style-name="Tabelle2.B2" office:value-type="string">
            <text:p text:style-name="P49">werden</text:p>
          </table:table-cell>
          <table:table-cell table:style-name="Tabelle2.C3" office:value-type="string">
            <text:p text:style-name="P51">werden</text:p>
          </table:table-cell>
          <table:table-cell table:style-name="Tabelle2.B2" office:value-type="string">
            <text:p text:style-name="P49">wurden</text:p>
          </table:table-cell>
          <table:table-cell table:style-name="Tabelle2.B2" office:value-type="string">
            <text:p text:style-name="P49">würden</text:p>
          </table:table-cell>
          <table:table-cell table:style-name="Tabelle2.B2" office:value-type="string">
            <text:p text:style-name="P49">haben</text:p>
          </table:table-cell>
          <table:table-cell table:style-name="Tabelle2.B2" office:value-type="string">
            <text:p text:style-name="P49">haben</text:p>
          </table:table-cell>
          <table:table-cell table:style-name="Tabelle2.B2" office:value-type="string">
            <text:p text:style-name="P49">hatten</text:p>
          </table:table-cell>
          <table:table-cell table:style-name="Tabelle2.B2" office:value-type="string">
            <text:p text:style-name="P49">hätten</text:p>
          </table:table-cell>
          <table:table-cell table:style-name="Tabelle2.B2" office:value-type="string">
            <text:p text:style-name="P49">sind</text:p>
          </table:table-cell>
          <table:table-cell table:style-name="Tabelle2.B2" office:value-type="string">
            <text:p text:style-name="P49">seien</text:p>
          </table:table-cell>
          <table:table-cell table:style-name="Tabelle2.B2" office:value-type="string">
            <text:p text:style-name="P49">waren</text:p>
          </table:table-cell>
          <table:table-cell table:style-name="Tabelle2.J2" office:value-type="string">
            <text:p text:style-name="P49">wären</text:p>
          </table:table-cell>
        </table:table-row>
        <table:table-row>
          <table:table-cell table:style-name="Tabelle2.B2" office:value-type="string">
            <text:p text:style-name="P62">ihr</text:p>
            <text:p text:style-name="P62">"you (plural)"</text:p>
          </table:table-cell>
          <table:table-cell table:style-name="Tabelle2.B2" office:value-type="string">
            <text:p text:style-name="P49">werdet</text:p>
          </table:table-cell>
          <table:table-cell table:style-name="Tabelle2.C3" office:value-type="string">
            <text:p text:style-name="P51">werdet</text:p>
          </table:table-cell>
          <table:table-cell table:style-name="Tabelle2.B2" office:value-type="string">
            <text:p text:style-name="P49">wurdet</text:p>
          </table:table-cell>
          <table:table-cell table:style-name="Tabelle2.B2" office:value-type="string">
            <text:p text:style-name="P49">würdet</text:p>
          </table:table-cell>
          <table:table-cell table:style-name="Tabelle2.B2" office:value-type="string">
            <text:p text:style-name="P49">habt</text:p>
          </table:table-cell>
          <table:table-cell table:style-name="Tabelle2.B2" office:value-type="string">
            <text:p text:style-name="P49">habet</text:p>
          </table:table-cell>
          <table:table-cell table:style-name="Tabelle2.B2" office:value-type="string">
            <text:p text:style-name="P49">hattet</text:p>
          </table:table-cell>
          <table:table-cell table:style-name="Tabelle2.B2" office:value-type="string">
            <text:p text:style-name="P49">hättet</text:p>
          </table:table-cell>
          <table:table-cell table:style-name="Tabelle2.B2" office:value-type="string">
            <text:p text:style-name="P49">seid</text:p>
          </table:table-cell>
          <table:table-cell table:style-name="Tabelle2.B2" office:value-type="string">
            <text:p text:style-name="P49">seiet</text:p>
          </table:table-cell>
          <table:table-cell table:style-name="Tabelle2.B2" office:value-type="string">
            <text:p text:style-name="P49">wart</text:p>
          </table:table-cell>
          <table:table-cell table:style-name="Tabelle2.J2" office:value-type="string">
            <text:p text:style-name="P49">wäret</text:p>
          </table:table-cell>
        </table:table-row>
        <table:table-row>
          <table:table-cell table:style-name="Tabelle2.B2" office:value-type="string">
            <text:p text:style-name="P62">sie "they"</text:p>
          </table:table-cell>
          <table:table-cell table:style-name="Tabelle2.B2" office:value-type="string">
            <text:p text:style-name="P49">werden</text:p>
          </table:table-cell>
          <table:table-cell table:style-name="Tabelle2.C3" office:value-type="string">
            <text:p text:style-name="P51">werden</text:p>
          </table:table-cell>
          <table:table-cell table:style-name="Tabelle2.B2" office:value-type="string">
            <text:p text:style-name="P49">wurden</text:p>
          </table:table-cell>
          <table:table-cell table:style-name="Tabelle2.B2" office:value-type="string">
            <text:p text:style-name="P49">würden</text:p>
          </table:table-cell>
          <table:table-cell table:style-name="Tabelle2.B2" office:value-type="string">
            <text:p text:style-name="P49">haben</text:p>
          </table:table-cell>
          <table:table-cell table:style-name="Tabelle2.B2" office:value-type="string">
            <text:p text:style-name="P49">haben</text:p>
          </table:table-cell>
          <table:table-cell table:style-name="Tabelle2.B2" office:value-type="string">
            <text:p text:style-name="P49">hatten</text:p>
          </table:table-cell>
          <table:table-cell table:style-name="Tabelle2.B2" office:value-type="string">
            <text:p text:style-name="P49">hätten</text:p>
          </table:table-cell>
          <table:table-cell table:style-name="Tabelle2.B2" office:value-type="string">
            <text:p text:style-name="P49">sind</text:p>
          </table:table-cell>
          <table:table-cell table:style-name="Tabelle2.B2" office:value-type="string">
            <text:p text:style-name="P49">seien</text:p>
          </table:table-cell>
          <table:table-cell table:style-name="Tabelle2.B2" office:value-type="string">
            <text:p text:style-name="P49">waren</text:p>
          </table:table-cell>
          <table:table-cell table:style-name="Tabelle2.J2" office:value-type="string">
            <text:p text:style-name="P49">wären</text:p>
          </table:table-cell>
        </table:table-row>
      </table:table>
      <text:p text:style-name="P8"/>
      <text:p text:style-name="P8"><text:soft-page-break/>The six infinitives</text:p>
      <text:p text:style-name="P1"/>
      <table:table table:name="Tabelle4" table:style-name="Tabelle4">
        <table:table-column table:style-name="Tabelle4.A" table:number-columns-repeated="3"/>
        <table:table-row>
          <table:table-cell table:style-name="Tabelle4.A1" office:value-type="string">
            <text:p text:style-name="P35">form</text:p>
          </table:table-cell>
          <table:table-cell table:style-name="Tabelle4.A1" office:value-type="string">
            <text:p text:style-name="P35">meaning</text:p>
          </table:table-cell>
          <table:table-cell table:style-name="Tabelle4.C1" office:value-type="string">
            <text:p text:style-name="P35">formula</text:p>
          </table:table-cell>
        </table:table-row>
        <table:table-row>
          <table:table-cell table:style-name="Tabelle4.A2" office:value-type="string">
            <text:p text:style-name="P50">present infinitive active</text:p>
          </table:table-cell>
          <table:table-cell table:style-name="Tabelle4.A2" office:value-type="string">
            <text:p text:style-name="P2">"to walk"</text:p>
          </table:table-cell>
          <table:table-cell table:style-name="Tabelle4.C2" office:value-type="string">
            <text:p text:style-name="P2">INF</text:p>
          </table:table-cell>
        </table:table-row>
        <table:table-row>
          <table:table-cell table:style-name="Tabelle4.A2" office:value-type="string">
            <text:p text:style-name="P50">present infinitive passive</text:p>
          </table:table-cell>
          <table:table-cell table:style-name="Tabelle4.A2" office:value-type="string">
            <text:p text:style-name="P2">"to be kissed"</text:p>
          </table:table-cell>
          <table:table-cell table:style-name="Tabelle4.C2" office:value-type="string">
            <text:p text:style-name="P2">PPC + <text:span text:style-name="T8">werden</text:span></text:p>
          </table:table-cell>
        </table:table-row>
        <table:table-row>
          <table:table-cell table:style-name="Tabelle4.A2" office:value-type="string">
            <text:p text:style-name="P50">future infinitive active</text:p>
          </table:table-cell>
          <table:table-cell table:style-name="Tabelle4.A2" office:value-type="string">
            <text:p text:style-name="P2">"to walk" (in the future)</text:p>
          </table:table-cell>
          <table:table-cell table:style-name="Tabelle4.C2" office:value-type="string">
            <text:p text:style-name="P2">INF + <text:span text:style-name="T8">werden</text:span></text:p>
          </table:table-cell>
        </table:table-row>
        <table:table-row>
          <table:table-cell table:style-name="Tabelle4.A2" office:value-type="string">
            <text:p text:style-name="P50">future infinitive passive</text:p>
          </table:table-cell>
          <table:table-cell table:style-name="Tabelle4.A2" office:value-type="string">
            <text:p text:style-name="P2">"to be kissed" (in the future)</text:p>
          </table:table-cell>
          <table:table-cell table:style-name="Tabelle4.C2" office:value-type="string">
            <text:p text:style-name="P2">PPC + <text:span text:style-name="T10">werden</text:span> + <text:span text:style-name="T8">werden</text:span> (!)</text:p>
          </table:table-cell>
        </table:table-row>
        <table:table-row>
          <table:table-cell table:style-name="Tabelle4.A2" office:value-type="string">
            <text:p text:style-name="P50">past infinitive active</text:p>
          </table:table-cell>
          <table:table-cell table:style-name="Tabelle4.A2" office:value-type="string">
            <text:p text:style-name="P2">"to have walked"</text:p>
          </table:table-cell>
          <table:table-cell table:style-name="Tabelle4.C2" office:value-type="string">
            <text:p text:style-name="P64">PPC +<text:span text:style-name="T8">+ </text:span><text:span text:style-name="T14">AUX</text:span></text:p>
          </table:table-cell>
        </table:table-row>
        <table:table-row>
          <table:table-cell table:style-name="Tabelle4.A2" office:value-type="string">
            <text:p text:style-name="P50">past infinitive passive</text:p>
          </table:table-cell>
          <table:table-cell table:style-name="Tabelle4.A2" office:value-type="string">
            <text:p text:style-name="P2">"to have been kissed"</text:p>
          </table:table-cell>
          <table:table-cell table:style-name="Tabelle4.C2" office:value-type="string">
            <text:p text:style-name="P64">PPC + <text:span text:style-name="T8">worden</text:span> + <text:span text:style-name="T8">sein</text:span></text:p>
          </table:table-cell>
        </table:table-row>
      </table:table>
      <text:p text:style-name="P1"/>
      <text:p text:style-name="P8">The other participle</text:p>
      <text:p text:style-name="P1"/>
      <table:table table:name="Tabelle6" table:style-name="Tabelle6">
        <table:table-column table:style-name="Tabelle6.A" table:number-columns-repeated="3"/>
        <table:table-row>
          <table:table-cell table:style-name="Tabelle6.A1" office:value-type="string">
            <text:p text:style-name="P35">form</text:p>
          </table:table-cell>
          <table:table-cell table:style-name="Tabelle6.A1" office:value-type="string">
            <text:p text:style-name="P35">meaning</text:p>
          </table:table-cell>
          <table:table-cell table:style-name="Tabelle6.C1" office:value-type="string">
            <text:p text:style-name="P35">formula</text:p>
          </table:table-cell>
        </table:table-row>
        <table:table-row>
          <table:table-cell table:style-name="Tabelle6.A2" office:value-type="string">
            <text:p text:style-name="P30"><text:span text:style-name="T6">†</text:span>present participle</text:p>
          </table:table-cell>
          <table:table-cell table:style-name="Tabelle6.A2" office:value-type="string">
            <text:p text:style-name="P30">"walking"</text:p>
          </table:table-cell>
          <table:table-cell table:style-name="Tabelle6.C2" office:value-type="string">
            <text:p text:style-name="P38">INF + d</text:p>
          </table:table-cell>
        </table:table-row>
      </table:table>
      <text:p text:style-name="P1"/>
      <text:p text:style-name="P14">General remarks</text:p>
      <text:p text:style-name="P14"/>
      <text:p text:style-name="P1">The <text:span text:style-name="T3">present participle</text:span> is basically not used anymore in any way.</text:p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ardo1" svg:font-family="Cardo"/>
    <style:font-face style:name="Lucida Sans1" svg:font-family="'Lucida Sans'" style:font-family-generic="swiss"/>
    <style:font-face style:name="Cardo" svg:font-family="Cardo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4-09-08T00:11:07.97</meta:creation-date>
    <dc:date>2024-09-25T04:32:08.42</dc:date>
    <meta:editing-duration>PT21H45M36S</meta:editing-duration>
    <meta:editing-cycles>1961</meta:editing-cycles>
    <meta:generator>OpenOffice/4.1.15$Win32 OpenOffice.org_project/4115m2$Build-9813</meta:generator>
    <meta:print-date>2024-09-25T04:10:20.72</meta:print-date>
    <meta:document-statistic meta:table-count="11" meta:image-count="0" meta:object-count="0" meta:page-count="13" meta:paragraph-count="657" meta:word-count="2141" meta:character-count="11541"/>
  </office:meta>
</office:document-meta>
</file>